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E800000587D810758411371ED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officeooo:paragraph-rsid="004b3885"/>
    </style:style>
    <style:style style:name="P2" style:family="paragraph" style:parent-style-name="Standard">
      <style:text-properties officeooo:paragraph-rsid="005145cc"/>
    </style:style>
    <style:style style:name="P3" style:family="paragraph" style:parent-style-name="Standard">
      <style:paragraph-properties fo:break-before="page"/>
      <style:text-properties officeooo:paragraph-rsid="005145cc"/>
    </style:style>
    <style:style style:name="P4" style:family="paragraph" style:parent-style-name="Standard">
      <style:paragraph-properties fo:break-before="page"/>
      <style:text-properties officeooo:paragraph-rsid="00561f25"/>
    </style:style>
    <style:style style:name="P5" style:family="paragraph" style:parent-style-name="Standard">
      <style:text-properties officeooo:paragraph-rsid="00561f25"/>
    </style:style>
    <style:style style:name="P6" style:family="paragraph" style:parent-style-name="List_20_Contents">
      <style:text-properties officeooo:paragraph-rsid="006aeff4"/>
    </style:style>
    <style:style style:name="P7" style:family="paragraph" style:parent-style-name="List_20_Contents">
      <style:text-properties officeooo:paragraph-rsid="0069a8f1"/>
    </style:style>
    <style:style style:name="P8" style:family="paragraph" style:parent-style-name="Standard">
      <style:text-properties officeooo:paragraph-rsid="00721dde"/>
    </style:style>
    <style:style style:name="P9" style:family="paragraph" style:parent-style-name="Standard">
      <style:paragraph-properties fo:break-before="page"/>
      <style:text-properties officeooo:paragraph-rsid="00721dde"/>
    </style:style>
    <style:style style:name="P10" style:family="paragraph" style:parent-style-name="Standard">
      <style:text-properties officeooo:paragraph-rsid="0073ae28"/>
    </style:style>
    <style:style style:name="P11" style:family="paragraph" style:parent-style-name="Standard">
      <style:text-properties officeooo:paragraph-rsid="0057016e"/>
    </style:style>
    <style:style style:name="P12" style:family="paragraph" style:parent-style-name="Standard">
      <style:text-properties officeooo:paragraph-rsid="007c69db"/>
    </style:style>
    <style:style style:name="P13" style:family="paragraph" style:parent-style-name="Text_20_body">
      <style:text-properties officeooo:paragraph-rsid="007c69db"/>
    </style:style>
    <style:style style:name="P14" style:family="paragraph" style:parent-style-name="Standard">
      <style:text-properties officeooo:paragraph-rsid="006a8af0"/>
    </style:style>
    <style:style style:name="P15" style:family="paragraph" style:parent-style-name="Standard">
      <style:paragraph-properties fo:break-before="page"/>
    </style:style>
    <style:style style:name="P16" style:family="paragraph" style:parent-style-name="Standard">
      <style:text-properties officeooo:paragraph-rsid="00c02af6"/>
    </style:style>
    <style:style style:name="P17" style:family="paragraph" style:parent-style-name="Standard">
      <style:text-properties officeooo:paragraph-rsid="00c130ac"/>
    </style:style>
    <style:style style:name="P18" style:family="paragraph" style:parent-style-name="Text_20_body">
      <style:text-properties officeooo:paragraph-rsid="00b9d9d6"/>
    </style:style>
    <style:style style:name="P19" style:family="paragraph" style:parent-style-name="Standard">
      <style:text-properties officeooo:paragraph-rsid="00c6f9c1"/>
    </style:style>
    <style:style style:name="P20" style:family="paragraph" style:parent-style-name="Text_20_body">
      <style:text-properties officeooo:paragraph-rsid="00c6f9c1"/>
    </style:style>
    <style:style style:name="P21" style:family="paragraph" style:parent-style-name="Heading_20_1" style:master-page-name="Standard">
      <style:paragraph-properties fo:text-align="start" style:justify-single-word="false" style:page-number="auto"/>
      <style:text-properties fo:language="pt" fo:country="BR" fo:font-style="normal" fo:font-weight="bold" officeooo:rsid="00561f25" officeooo:paragraph-rsid="00561f25" style:font-style-asian="normal" style:font-weight-asian="bold" style:font-style-complex="normal" style:font-weight-complex="bold"/>
    </style:style>
    <style:style style:name="P22" style:family="paragraph" style:parent-style-name="Heading_20_3">
      <style:text-properties officeooo:paragraph-rsid="005145cc"/>
    </style:style>
    <style:style style:name="P23" style:family="paragraph" style:parent-style-name="Heading_20_3">
      <style:text-properties fo:language="pt" fo:country="BR" officeooo:paragraph-rsid="00561f25"/>
    </style:style>
    <style:style style:name="P24" style:family="paragraph" style:parent-style-name="Heading_20_3">
      <style:paragraph-properties fo:break-before="page"/>
      <style:text-properties officeooo:paragraph-rsid="00561f25"/>
    </style:style>
    <style:style style:name="P25" style:family="paragraph" style:parent-style-name="Standard" style:list-style-name="L28"/>
    <style:style style:name="P26" style:family="paragraph" style:parent-style-name="Text_20_body" style:list-style-name="L1"/>
    <style:style style:name="P27" style:family="paragraph" style:parent-style-name="Text_20_body" style:list-style-name="L1">
      <style:paragraph-properties fo:margin-top="0cm" fo:margin-bottom="0cm" style:contextual-spacing="false"/>
    </style:style>
    <style:style style:name="P28" style:family="paragraph" style:parent-style-name="Text_20_body" style:list-style-name="L2"/>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list-style-name="L3"/>
    <style:style style:name="P31" style:family="paragraph" style:parent-style-name="Text_20_body" style:list-style-name="L3">
      <style:paragraph-properties fo:margin-top="0cm" fo:margin-bottom="0cm" style:contextual-spacing="false"/>
    </style:style>
    <style:style style:name="P32" style:family="paragraph" style:parent-style-name="Text_20_body" style:list-style-name="L4"/>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5"/>
    <style:style style:name="P35" style:family="paragraph" style:parent-style-name="Text_20_body" style:list-style-name="L5">
      <style:paragraph-properties fo:margin-top="0cm" fo:margin-bottom="0cm" style:contextual-spacing="false"/>
    </style:style>
    <style:style style:name="P36" style:family="paragraph" style:parent-style-name="Text_20_body" style:list-style-name="L6"/>
    <style:style style:name="P37" style:family="paragraph" style:parent-style-name="Text_20_body" style:list-style-name="L6">
      <style:paragraph-properties fo:margin-top="0cm" fo:margin-bottom="0cm" style:contextual-spacing="false"/>
    </style:style>
    <style:style style:name="P38" style:family="paragraph" style:parent-style-name="Text_20_body" style:list-style-name="L7"/>
    <style:style style:name="P39" style:family="paragraph" style:parent-style-name="Text_20_body" style:list-style-name="L7">
      <style:paragraph-properties fo:margin-top="0cm" fo:margin-bottom="0cm" style:contextual-spacing="false"/>
    </style:style>
    <style:style style:name="P40" style:family="paragraph" style:parent-style-name="Text_20_body" style:list-style-name="L8"/>
    <style:style style:name="P41" style:family="paragraph" style:parent-style-name="Text_20_body" style:list-style-name="L8">
      <style:paragraph-properties fo:margin-top="0cm" fo:margin-bottom="0cm" style:contextual-spacing="false"/>
    </style:style>
    <style:style style:name="P42" style:family="paragraph" style:parent-style-name="Text_20_body" style:list-style-name="L9"/>
    <style:style style:name="P43" style:family="paragraph" style:parent-style-name="Text_20_body" style:list-style-name="L9">
      <style:paragraph-properties fo:margin-top="0cm" fo:margin-bottom="0cm" style:contextual-spacing="false"/>
    </style:style>
    <style:style style:name="P44" style:family="paragraph" style:parent-style-name="Text_20_body" style:list-style-name="L10"/>
    <style:style style:name="P45" style:family="paragraph" style:parent-style-name="Text_20_body" style:list-style-name="L10">
      <style:paragraph-properties fo:margin-top="0cm" fo:margin-bottom="0cm" style:contextual-spacing="false"/>
    </style:style>
    <style:style style:name="P46" style:family="paragraph" style:parent-style-name="Text_20_body" style:list-style-name="L11"/>
    <style:style style:name="P47" style:family="paragraph" style:parent-style-name="Text_20_body" style:list-style-name="L11">
      <style:paragraph-properties fo:margin-top="0cm" fo:margin-bottom="0cm" style:contextual-spacing="false"/>
    </style:style>
    <style:style style:name="P48" style:family="paragraph" style:parent-style-name="Text_20_body" style:list-style-name="L12"/>
    <style:style style:name="P49" style:family="paragraph" style:parent-style-name="Text_20_body" style:list-style-name="L12">
      <style:paragraph-properties fo:margin-top="0cm" fo:margin-bottom="0cm" style:contextual-spacing="false"/>
    </style:style>
    <style:style style:name="P50" style:family="paragraph" style:parent-style-name="Text_20_body" style:list-style-name="L13"/>
    <style:style style:name="P51" style:family="paragraph" style:parent-style-name="Text_20_body" style:list-style-name="L13">
      <style:paragraph-properties fo:margin-top="0cm" fo:margin-bottom="0cm" style:contextual-spacing="false"/>
    </style:style>
    <style:style style:name="P52" style:family="paragraph" style:parent-style-name="Text_20_body" style:list-style-name="L14"/>
    <style:style style:name="P53" style:family="paragraph" style:parent-style-name="Text_20_body" style:list-style-name="L14">
      <style:paragraph-properties fo:margin-top="0cm" fo:margin-bottom="0cm" style:contextual-spacing="false"/>
    </style:style>
    <style:style style:name="P54" style:family="paragraph" style:parent-style-name="Text_20_body" style:list-style-name="L15"/>
    <style:style style:name="P55" style:family="paragraph" style:parent-style-name="Text_20_body" style:list-style-name="L15">
      <style:paragraph-properties fo:margin-top="0cm" fo:margin-bottom="0cm" style:contextual-spacing="false"/>
    </style:style>
    <style:style style:name="P56" style:family="paragraph" style:parent-style-name="Text_20_body" style:list-style-name="L16"/>
    <style:style style:name="P57" style:family="paragraph" style:parent-style-name="Text_20_body" style:list-style-name="L16">
      <style:paragraph-properties fo:margin-top="0cm" fo:margin-bottom="0cm" style:contextual-spacing="false"/>
    </style:style>
    <style:style style:name="P58" style:family="paragraph" style:parent-style-name="Text_20_body" style:list-style-name="L17"/>
    <style:style style:name="P59" style:family="paragraph" style:parent-style-name="Text_20_body" style:list-style-name="L17">
      <style:paragraph-properties fo:margin-top="0cm" fo:margin-bottom="0cm" style:contextual-spacing="false"/>
    </style:style>
    <style:style style:name="P60" style:family="paragraph" style:parent-style-name="Text_20_body" style:list-style-name="L18"/>
    <style:style style:name="P61" style:family="paragraph" style:parent-style-name="Text_20_body" style:list-style-name="L18">
      <style:paragraph-properties fo:margin-top="0cm" fo:margin-bottom="0cm" style:contextual-spacing="false"/>
    </style:style>
    <style:style style:name="P62" style:family="paragraph" style:parent-style-name="Text_20_body" style:list-style-name="L19"/>
    <style:style style:name="P63" style:family="paragraph" style:parent-style-name="Text_20_body" style:list-style-name="L19">
      <style:paragraph-properties fo:margin-top="0cm" fo:margin-bottom="0cm" style:contextual-spacing="false"/>
    </style:style>
    <style:style style:name="P64" style:family="paragraph" style:parent-style-name="Text_20_body" style:list-style-name="L20"/>
    <style:style style:name="P65" style:family="paragraph" style:parent-style-name="Text_20_body" style:list-style-name="L20">
      <style:paragraph-properties fo:margin-top="0cm" fo:margin-bottom="0cm" style:contextual-spacing="false"/>
    </style:style>
    <style:style style:name="P66" style:family="paragraph" style:parent-style-name="Text_20_body" style:list-style-name="L21"/>
    <style:style style:name="P67" style:family="paragraph" style:parent-style-name="Text_20_body" style:list-style-name="L21">
      <style:paragraph-properties fo:margin-top="0cm" fo:margin-bottom="0cm" style:contextual-spacing="false"/>
    </style:style>
    <style:style style:name="P68" style:family="paragraph" style:parent-style-name="Text_20_body" style:list-style-name="L22">
      <style:paragraph-properties fo:margin-top="0cm" fo:margin-bottom="0cm" style:contextual-spacing="false"/>
      <style:text-properties officeooo:paragraph-rsid="00b9d9d6"/>
    </style:style>
    <style:style style:name="P69" style:family="paragraph" style:parent-style-name="Text_20_body" style:list-style-name="L22">
      <style:text-properties officeooo:paragraph-rsid="00b9d9d6"/>
    </style:style>
    <style:style style:name="P70" style:family="paragraph" style:parent-style-name="Text_20_body" style:list-style-name="L23">
      <style:paragraph-properties fo:margin-top="0cm" fo:margin-bottom="0cm" style:contextual-spacing="false"/>
      <style:text-properties officeooo:paragraph-rsid="007c69db"/>
    </style:style>
    <style:style style:name="P71" style:family="paragraph" style:parent-style-name="Text_20_body" style:list-style-name="L23">
      <style:text-properties officeooo:paragraph-rsid="007c69db"/>
    </style:style>
    <style:style style:name="P72" style:family="paragraph" style:parent-style-name="Text_20_body" style:list-style-name="L24"/>
    <style:style style:name="P73" style:family="paragraph" style:parent-style-name="Text_20_body" style:list-style-name="L24">
      <style:paragraph-properties fo:margin-top="0cm" fo:margin-bottom="0cm" style:contextual-spacing="false"/>
    </style:style>
    <style:style style:name="P74" style:family="paragraph" style:parent-style-name="Text_20_body" style:list-style-name="L25"/>
    <style:style style:name="P75" style:family="paragraph" style:parent-style-name="Text_20_body" style:list-style-name="L25">
      <style:paragraph-properties fo:margin-top="0cm" fo:margin-bottom="0cm" style:contextual-spacing="false"/>
    </style:style>
    <style:style style:name="P76" style:family="paragraph" style:parent-style-name="Text_20_body" style:list-style-name="L26"/>
    <style:style style:name="P77" style:family="paragraph" style:parent-style-name="Text_20_body" style:list-style-name="L26">
      <style:paragraph-properties fo:margin-top="0cm" fo:margin-bottom="0cm" style:contextual-spacing="false"/>
    </style:style>
    <style:style style:name="P78" style:family="paragraph" style:parent-style-name="Text_20_body" style:list-style-name="L27"/>
    <style:style style:name="P79" style:family="paragraph" style:parent-style-name="Text_20_body" style:list-style-name="L27">
      <style:paragraph-properties fo:margin-top="0cm" fo:margin-bottom="0cm" style:contextual-spacing="false"/>
    </style:style>
    <style:style style:name="P80" style:family="paragraph" style:parent-style-name="Text_20_body" style:list-style-name="L29"/>
    <style:style style:name="P81" style:family="paragraph" style:parent-style-name="Text_20_body" style:list-style-name="L29">
      <style:paragraph-properties fo:margin-top="0cm" fo:margin-bottom="0cm" style:contextual-spacing="false"/>
    </style:style>
    <style:style style:name="P82" style:family="paragraph" style:parent-style-name="Text_20_body" style:list-style-name="L30"/>
    <style:style style:name="P83" style:family="paragraph" style:parent-style-name="Text_20_body" style:list-style-name="L30">
      <style:paragraph-properties fo:margin-top="0cm" fo:margin-bottom="0cm" style:contextual-spacing="false"/>
    </style:style>
    <style:style style:name="P84" style:family="paragraph" style:parent-style-name="Text_20_body" style:list-style-name="L31"/>
    <style:style style:name="P85" style:family="paragraph" style:parent-style-name="Text_20_body" style:list-style-name="L31">
      <style:paragraph-properties fo:margin-top="0cm" fo:margin-bottom="0cm" style:contextual-spacing="false"/>
    </style:style>
    <style:style style:name="P86" style:family="paragraph" style:parent-style-name="Text_20_body">
      <style:paragraph-properties fo:break-before="page"/>
      <style:text-properties officeooo:paragraph-rsid="00be7185"/>
    </style:style>
    <style:style style:name="P87" style:family="paragraph" style:parent-style-name="Text_20_body" style:list-style-name="L32"/>
    <style:style style:name="P88" style:family="paragraph" style:parent-style-name="Text_20_body" style:list-style-name="L32">
      <style:paragraph-properties fo:margin-top="0cm" fo:margin-bottom="0cm" style:contextual-spacing="false"/>
    </style:style>
    <style:style style:name="P89" style:family="paragraph" style:parent-style-name="Text_20_body" style:list-style-name="L33"/>
    <style:style style:name="P90" style:family="paragraph" style:parent-style-name="Text_20_body" style:list-style-name="L33">
      <style:paragraph-properties fo:margin-top="0cm" fo:margin-bottom="0cm" style:contextual-spacing="false"/>
    </style:style>
    <style:style style:name="P91" style:family="paragraph" style:parent-style-name="Text_20_body" style:list-style-name="L34"/>
    <style:style style:name="P92" style:family="paragraph" style:parent-style-name="Text_20_body" style:list-style-name="L34">
      <style:paragraph-properties fo:margin-top="0cm" fo:margin-bottom="0cm" style:contextual-spacing="false"/>
    </style:style>
    <style:style style:name="P93" style:family="paragraph" style:parent-style-name="Text_20_body" style:list-style-name="L35"/>
    <style:style style:name="P94" style:family="paragraph" style:parent-style-name="Text_20_body" style:list-style-name="L35">
      <style:paragraph-properties fo:margin-top="0cm" fo:margin-bottom="0cm" style:contextual-spacing="false"/>
    </style:style>
    <style:style style:name="P95" style:family="paragraph" style:parent-style-name="Text_20_body" style:list-style-name="L36"/>
    <style:style style:name="P96" style:family="paragraph" style:parent-style-name="Text_20_body" style:list-style-name="L36">
      <style:paragraph-properties fo:margin-top="0cm" fo:margin-bottom="0cm" style:contextual-spacing="false"/>
    </style:style>
    <style:style style:name="P97" style:family="paragraph" style:parent-style-name="Text_20_body" style:list-style-name="L37"/>
    <style:style style:name="P98" style:family="paragraph" style:parent-style-name="Text_20_body" style:list-style-name="L37">
      <style:paragraph-properties fo:margin-top="0cm" fo:margin-bottom="0cm" style:contextual-spacing="false"/>
    </style:style>
    <style:style style:name="P99" style:family="paragraph" style:parent-style-name="Text_20_body" style:list-style-name="L38"/>
    <style:style style:name="P100" style:family="paragraph" style:parent-style-name="Text_20_body" style:list-style-name="L38">
      <style:paragraph-properties fo:margin-top="0cm" fo:margin-bottom="0cm" style:contextual-spacing="false"/>
    </style:style>
    <style:style style:name="P101" style:family="paragraph" style:parent-style-name="Text_20_body" style:list-style-name="L39"/>
    <style:style style:name="P102" style:family="paragraph" style:parent-style-name="Text_20_body" style:list-style-name="L39">
      <style:paragraph-properties fo:margin-top="0cm" fo:margin-bottom="0cm" style:contextual-spacing="false"/>
    </style:style>
    <style:style style:name="P103" style:family="paragraph" style:parent-style-name="Text_20_body" style:list-style-name="L40"/>
    <style:style style:name="P104" style:family="paragraph" style:parent-style-name="Text_20_body" style:list-style-name="L40">
      <style:paragraph-properties fo:margin-top="0cm" fo:margin-bottom="0cm" style:contextual-spacing="false"/>
    </style:style>
    <style:style style:name="P105" style:family="paragraph" style:parent-style-name="Text_20_body" style:list-style-name="L41"/>
    <style:style style:name="P106" style:family="paragraph" style:parent-style-name="Text_20_body" style:list-style-name="L41">
      <style:paragraph-properties fo:margin-top="0cm" fo:margin-bottom="0cm" style:contextual-spacing="false"/>
    </style:style>
    <style:style style:name="P107" style:family="paragraph" style:parent-style-name="Text_20_body" style:list-style-name="L42"/>
    <style:style style:name="P108" style:family="paragraph" style:parent-style-name="Text_20_body" style:list-style-name="L42">
      <style:paragraph-properties fo:margin-top="0cm" fo:margin-bottom="0cm" style:contextual-spacing="false"/>
    </style:style>
    <style:style style:name="P109" style:family="paragraph" style:parent-style-name="Text_20_body" style:list-style-name="L43"/>
    <style:style style:name="P110" style:family="paragraph" style:parent-style-name="Text_20_body" style:list-style-name="L43">
      <style:paragraph-properties fo:margin-top="0cm" fo:margin-bottom="0cm" style:contextual-spacing="false"/>
    </style:style>
    <style:style style:name="P111" style:family="paragraph" style:parent-style-name="Text_20_body" style:list-style-name="L44"/>
    <style:style style:name="P112" style:family="paragraph" style:parent-style-name="Text_20_body" style:list-style-name="L44">
      <style:paragraph-properties fo:margin-top="0cm" fo:margin-bottom="0cm" style:contextual-spacing="false"/>
    </style:style>
    <style:style style:name="P113" style:family="paragraph" style:parent-style-name="Text_20_body" style:list-style-name="L45"/>
    <style:style style:name="P114" style:family="paragraph" style:parent-style-name="Text_20_body" style:list-style-name="L45">
      <style:paragraph-properties fo:margin-top="0cm" fo:margin-bottom="0cm" style:contextual-spacing="false"/>
    </style:style>
    <style:style style:name="P115" style:family="paragraph" style:parent-style-name="Text_20_body" style:list-style-name="L46"/>
    <style:style style:name="P116" style:family="paragraph" style:parent-style-name="Text_20_body" style:list-style-name="L46">
      <style:paragraph-properties fo:margin-top="0cm" fo:margin-bottom="0cm" style:contextual-spacing="false"/>
    </style:style>
    <style:style style:name="P117" style:family="paragraph" style:parent-style-name="Text_20_body" style:list-style-name="L47"/>
    <style:style style:name="P118" style:family="paragraph" style:parent-style-name="Text_20_body" style:list-style-name="L47">
      <style:paragraph-properties fo:margin-top="0cm" fo:margin-bottom="0cm" style:contextual-spacing="false"/>
    </style:style>
    <style:style style:name="P119" style:family="paragraph" style:parent-style-name="Text_20_body" style:list-style-name="L48"/>
    <style:style style:name="P120" style:family="paragraph" style:parent-style-name="Text_20_body" style:list-style-name="L48">
      <style:paragraph-properties fo:margin-top="0cm" fo:margin-bottom="0cm" style:contextual-spacing="false"/>
    </style:style>
    <style:style style:name="P121" style:family="paragraph" style:parent-style-name="Text_20_body" style:list-style-name="L49"/>
    <style:style style:name="P122" style:family="paragraph" style:parent-style-name="Text_20_body" style:list-style-name="L49">
      <style:paragraph-properties fo:margin-top="0cm" fo:margin-bottom="0cm" style:contextual-spacing="false"/>
    </style:style>
    <style:style style:name="P123" style:family="paragraph" style:parent-style-name="Text_20_body" style:list-style-name="L50"/>
    <style:style style:name="P124" style:family="paragraph" style:parent-style-name="Text_20_body" style:list-style-name="L50">
      <style:paragraph-properties fo:margin-top="0cm" fo:margin-bottom="0cm" style:contextual-spacing="false"/>
    </style:style>
    <style:style style:name="P125" style:family="paragraph" style:parent-style-name="Text_20_body" style:list-style-name="L51"/>
    <style:style style:name="P126" style:family="paragraph" style:parent-style-name="Text_20_body" style:list-style-name="L51">
      <style:paragraph-properties fo:margin-top="0cm" fo:margin-bottom="0cm" style:contextual-spacing="false"/>
    </style:style>
    <style:style style:name="P127" style:family="paragraph" style:parent-style-name="Text_20_body" style:list-style-name="L52"/>
    <style:style style:name="P128" style:family="paragraph" style:parent-style-name="Text_20_body" style:list-style-name="L52">
      <style:paragraph-properties fo:margin-top="0cm" fo:margin-bottom="0cm" style:contextual-spacing="false"/>
    </style:style>
    <style:style style:name="P129" style:family="paragraph" style:parent-style-name="Text_20_body" style:list-style-name="L53"/>
    <style:style style:name="P130" style:family="paragraph" style:parent-style-name="Text_20_body" style:list-style-name="L53">
      <style:paragraph-properties fo:margin-top="0cm" fo:margin-bottom="0cm" style:contextual-spacing="false"/>
    </style:style>
    <style:style style:name="P131" style:family="paragraph" style:parent-style-name="Text_20_body" style:list-style-name="L54"/>
    <style:style style:name="P132" style:family="paragraph" style:parent-style-name="Text_20_body" style:list-style-name="L54">
      <style:paragraph-properties fo:margin-top="0cm" fo:margin-bottom="0cm" style:contextual-spacing="false"/>
    </style:style>
    <style:style style:name="P133" style:family="paragraph" style:parent-style-name="Text_20_body" style:list-style-name="L55"/>
    <style:style style:name="P134" style:family="paragraph" style:parent-style-name="Text_20_body" style:list-style-name="L55">
      <style:paragraph-properties fo:margin-top="0cm" fo:margin-bottom="0cm" style:contextual-spacing="false"/>
    </style:style>
    <style:style style:name="P135" style:family="paragraph" style:parent-style-name="Text_20_body" style:list-style-name="L56"/>
    <style:style style:name="P136" style:family="paragraph" style:parent-style-name="Text_20_body" style:list-style-name="L56">
      <style:paragraph-properties fo:margin-top="0cm" fo:margin-bottom="0cm" style:contextual-spacing="false"/>
    </style:style>
    <style:style style:name="P137" style:family="paragraph" style:parent-style-name="Text_20_body" style:list-style-name="L57"/>
    <style:style style:name="P138" style:family="paragraph" style:parent-style-name="Text_20_body" style:list-style-name="L57">
      <style:paragraph-properties fo:margin-top="0cm" fo:margin-bottom="0cm" style:contextual-spacing="false"/>
    </style:style>
    <style:style style:name="P139" style:family="paragraph" style:parent-style-name="Text_20_body" style:list-style-name="L58"/>
    <style:style style:name="P140" style:family="paragraph" style:parent-style-name="Text_20_body" style:list-style-name="L58">
      <style:paragraph-properties fo:margin-top="0cm" fo:margin-bottom="0cm" style:contextual-spacing="false"/>
    </style:style>
    <style:style style:name="P141" style:family="paragraph" style:parent-style-name="Text_20_body" style:list-style-name="L59"/>
    <style:style style:name="P142" style:family="paragraph" style:parent-style-name="Text_20_body" style:list-style-name="L59">
      <style:paragraph-properties fo:margin-top="0cm" fo:margin-bottom="0cm" style:contextual-spacing="false"/>
    </style:style>
    <style:style style:name="P143" style:family="paragraph" style:parent-style-name="Text_20_body" style:list-style-name="L60"/>
    <style:style style:name="P144" style:family="paragraph" style:parent-style-name="Text_20_body" style:list-style-name="L60">
      <style:paragraph-properties fo:margin-top="0cm" fo:margin-bottom="0cm" style:contextual-spacing="false"/>
    </style:style>
    <style:style style:name="P145" style:family="paragraph" style:parent-style-name="Text_20_body" style:list-style-name="L61"/>
    <style:style style:name="P146" style:family="paragraph" style:parent-style-name="Text_20_body" style:list-style-name="L61">
      <style:paragraph-properties fo:margin-top="0cm" fo:margin-bottom="0cm" style:contextual-spacing="false"/>
    </style:style>
    <style:style style:name="P147" style:family="paragraph" style:parent-style-name="Text_20_body" style:list-style-name="L62"/>
    <style:style style:name="P148" style:family="paragraph" style:parent-style-name="Text_20_body" style:list-style-name="L62">
      <style:paragraph-properties fo:margin-top="0cm" fo:margin-bottom="0cm" style:contextual-spacing="false"/>
    </style:style>
    <style:style style:name="P149" style:family="paragraph" style:parent-style-name="Text_20_body" style:list-style-name="L63"/>
    <style:style style:name="P150" style:family="paragraph" style:parent-style-name="Text_20_body" style:list-style-name="L63">
      <style:paragraph-properties fo:margin-top="0cm" fo:margin-bottom="0cm" style:contextual-spacing="false"/>
    </style:style>
    <style:style style:name="P151" style:family="paragraph" style:parent-style-name="Text_20_body" style:list-style-name="L64"/>
    <style:style style:name="P152" style:family="paragraph" style:parent-style-name="Text_20_body" style:list-style-name="L64">
      <style:paragraph-properties fo:margin-top="0cm" fo:margin-bottom="0cm" style:contextual-spacing="false"/>
    </style:style>
    <style:style style:name="P153" style:family="paragraph" style:parent-style-name="Text_20_body" style:list-style-name="L65"/>
    <style:style style:name="P154" style:family="paragraph" style:parent-style-name="Text_20_body" style:list-style-name="L65">
      <style:paragraph-properties fo:margin-top="0cm" fo:margin-bottom="0cm" style:contextual-spacing="false"/>
    </style:style>
    <style:style style:name="P155" style:family="paragraph" style:parent-style-name="Text_20_body" style:list-style-name="L66"/>
    <style:style style:name="P156" style:family="paragraph" style:parent-style-name="Text_20_body" style:list-style-name="L66">
      <style:paragraph-properties fo:margin-top="0cm" fo:margin-bottom="0cm" style:contextual-spacing="false"/>
    </style:style>
    <style:style style:name="P157" style:family="paragraph" style:parent-style-name="Text_20_body" style:list-style-name="L67"/>
    <style:style style:name="P158" style:family="paragraph" style:parent-style-name="Text_20_body" style:list-style-name="L67">
      <style:paragraph-properties fo:margin-top="0cm" fo:margin-bottom="0cm" style:contextual-spacing="false"/>
    </style:style>
    <style:style style:name="P159" style:family="paragraph" style:parent-style-name="Text_20_body" style:list-style-name="L68"/>
    <style:style style:name="P160" style:family="paragraph" style:parent-style-name="Text_20_body" style:list-style-name="L68">
      <style:paragraph-properties fo:margin-top="0cm" fo:margin-bottom="0cm" style:contextual-spacing="false"/>
    </style:style>
    <style:style style:name="P161" style:family="paragraph" style:parent-style-name="Text_20_body" style:list-style-name="L69"/>
    <style:style style:name="P162" style:family="paragraph" style:parent-style-name="Text_20_body" style:list-style-name="L69">
      <style:paragraph-properties fo:margin-top="0cm" fo:margin-bottom="0cm" style:contextual-spacing="false"/>
    </style:style>
    <style:style style:name="P163" style:family="paragraph" style:parent-style-name="Text_20_body" style:list-style-name="L70"/>
    <style:style style:name="P164" style:family="paragraph" style:parent-style-name="Text_20_body" style:list-style-name="L70">
      <style:paragraph-properties fo:margin-top="0cm" fo:margin-bottom="0cm" style:contextual-spacing="false"/>
    </style:style>
    <style:style style:name="P165" style:family="paragraph" style:parent-style-name="Text_20_body" style:list-style-name="L71"/>
    <style:style style:name="P166" style:family="paragraph" style:parent-style-name="Text_20_body" style:list-style-name="L71">
      <style:paragraph-properties fo:margin-top="0cm" fo:margin-bottom="0cm" style:contextual-spacing="false"/>
    </style:style>
    <style:style style:name="P167" style:family="paragraph" style:parent-style-name="Text_20_body" style:list-style-name="L72"/>
    <style:style style:name="P168" style:family="paragraph" style:parent-style-name="Text_20_body" style:list-style-name="L72">
      <style:paragraph-properties fo:margin-top="0cm" fo:margin-bottom="0cm" style:contextual-spacing="false"/>
    </style:style>
    <style:style style:name="P169" style:family="paragraph" style:parent-style-name="Text_20_body" style:list-style-name="L73"/>
    <style:style style:name="P170" style:family="paragraph" style:parent-style-name="Text_20_body" style:list-style-name="L73">
      <style:paragraph-properties fo:margin-top="0cm" fo:margin-bottom="0cm" style:contextual-spacing="false"/>
    </style:style>
    <style:style style:name="P171" style:family="paragraph" style:parent-style-name="Text_20_body" style:list-style-name="L74"/>
    <style:style style:name="P172" style:family="paragraph" style:parent-style-name="Text_20_body" style:list-style-name="L74">
      <style:paragraph-properties fo:margin-top="0cm" fo:margin-bottom="0cm" style:contextual-spacing="false"/>
    </style:style>
    <style:style style:name="P173" style:family="paragraph" style:parent-style-name="Text_20_body" style:list-style-name="L75"/>
    <style:style style:name="P174" style:family="paragraph" style:parent-style-name="Text_20_body" style:list-style-name="L75">
      <style:paragraph-properties fo:margin-top="0cm" fo:margin-bottom="0cm" style:contextual-spacing="false"/>
    </style:style>
    <style:style style:name="P175" style:family="paragraph" style:parent-style-name="Text_20_body" style:list-style-name="L76"/>
    <style:style style:name="P176" style:family="paragraph" style:parent-style-name="Text_20_body" style:list-style-name="L76">
      <style:paragraph-properties fo:margin-top="0cm" fo:margin-bottom="0cm" style:contextual-spacing="false"/>
    </style:style>
    <style:style style:name="P177" style:family="paragraph" style:parent-style-name="Text_20_body" style:list-style-name="L77"/>
    <style:style style:name="P178" style:family="paragraph" style:parent-style-name="Text_20_body" style:list-style-name="L77">
      <style:paragraph-properties fo:margin-top="0cm" fo:margin-bottom="0cm" style:contextual-spacing="false"/>
    </style:style>
    <style:style style:name="P179" style:family="paragraph" style:parent-style-name="Text_20_body" style:list-style-name="L78"/>
    <style:style style:name="P180" style:family="paragraph" style:parent-style-name="Text_20_body" style:list-style-name="L78">
      <style:paragraph-properties fo:margin-top="0cm" fo:margin-bottom="0cm" style:contextual-spacing="false"/>
    </style:style>
    <style:style style:name="P181" style:family="paragraph" style:parent-style-name="Text_20_body" style:list-style-name="L79"/>
    <style:style style:name="P182" style:family="paragraph" style:parent-style-name="Text_20_body" style:list-style-name="L79">
      <style:paragraph-properties fo:margin-top="0cm" fo:margin-bottom="0cm" style:contextual-spacing="false"/>
    </style:style>
    <style:style style:name="P183" style:family="paragraph" style:parent-style-name="Text_20_body" style:list-style-name="L80"/>
    <style:style style:name="P184" style:family="paragraph" style:parent-style-name="Text_20_body" style:list-style-name="L80">
      <style:paragraph-properties fo:margin-top="0cm" fo:margin-bottom="0cm" style:contextual-spacing="false"/>
    </style:style>
    <style:style style:name="P185" style:family="paragraph" style:parent-style-name="Text_20_body" style:list-style-name="L81"/>
    <style:style style:name="P186" style:family="paragraph" style:parent-style-name="Text_20_body" style:list-style-name="L81">
      <style:paragraph-properties fo:margin-top="0cm" fo:margin-bottom="0cm" style:contextual-spacing="false"/>
    </style:style>
    <style:style style:name="P187" style:family="paragraph" style:parent-style-name="Text_20_body" style:list-style-name="L82">
      <style:text-properties officeooo:paragraph-rsid="00c6f9c1"/>
    </style:style>
    <style:style style:name="T1" style:family="text">
      <style:text-properties fo:font-style="italic" style:font-style-asian="italic" style:font-style-complex="italic"/>
    </style:style>
    <style:style style:name="T2" style:family="text">
      <style:text-properties fo:font-style="italic" officeooo:rsid="00561f25" style:font-style-asian="italic" style:font-style-complex="italic"/>
    </style:style>
    <style:style style:name="T3" style:family="text">
      <style:text-properties fo:language="pt" fo:country="BR"/>
    </style:style>
    <style:style style:name="T4" style:family="text">
      <style:text-properties fo:language="pt" fo:country="BR" officeooo:rsid="00561f25"/>
    </style:style>
    <style:style style:name="T5" style:family="text">
      <style:text-properties fo:language="pt" fo:country="BR" officeooo:rsid="0057016e"/>
    </style:style>
    <style:style style:name="T6" style:family="text">
      <style:text-properties fo:language="pt" fo:country="BR" fo:font-style="italic" officeooo:rsid="0057016e" style:font-style-asian="italic" style:font-style-complex="italic"/>
    </style:style>
    <style:style style:name="T7" style:family="text">
      <style:text-properties fo:language="pt" fo:country="BR" fo:font-style="italic" officeooo:rsid="00c6f9c1" style:font-style-asian="italic" style:font-style-complex="italic"/>
    </style:style>
    <style:style style:name="T8" style:family="text">
      <style:text-properties fo:language="pt" fo:country="BR" fo:font-weight="bold" officeooo:rsid="0057016e" style:font-weight-asian="bold" style:font-weight-complex="bold"/>
    </style:style>
    <style:style style:name="T9" style:family="text">
      <style:text-properties fo:language="pt" fo:country="BR" fo:font-weight="bold" officeooo:rsid="00561f25" style:font-weight-asian="bold" style:font-weight-complex="bold"/>
    </style:style>
    <style:style style:name="T10" style:family="text">
      <style:text-properties fo:language="pt" fo:country="BR" fo:font-weight="bold" officeooo:rsid="0065e8dd" style:font-weight-asian="bold" style:font-weight-complex="bold"/>
    </style:style>
    <style:style style:name="T11" style:family="text">
      <style:text-properties fo:language="pt" fo:country="BR" fo:font-weight="bold" officeooo:rsid="00679cc1" style:font-weight-asian="bold" style:font-weight-complex="bold"/>
    </style:style>
    <style:style style:name="T12" style:family="text">
      <style:text-properties fo:language="pt" fo:country="BR" fo:font-weight="bold" officeooo:rsid="006a8af0" style:font-weight-asian="bold" style:font-weight-complex="bold"/>
    </style:style>
    <style:style style:name="T13" style:family="text">
      <style:text-properties fo:language="pt" fo:country="BR" fo:font-weight="normal" style:font-weight-asian="normal" style:font-weight-complex="normal"/>
    </style:style>
    <style:style style:name="T14" style:family="text">
      <style:text-properties fo:language="pt" fo:country="BR" fo:font-weight="normal" officeooo:rsid="0057016e" style:font-weight-asian="normal" style:font-weight-complex="normal"/>
    </style:style>
    <style:style style:name="T15" style:family="text">
      <style:text-properties fo:language="pt" fo:country="BR" fo:font-weight="normal" officeooo:rsid="005c8db0" style:font-weight-asian="normal" style:font-weight-complex="normal"/>
    </style:style>
    <style:style style:name="T16" style:family="text">
      <style:text-properties fo:language="pt" fo:country="BR" fo:font-weight="normal" officeooo:rsid="00561f25" style:font-weight-asian="normal" style:font-weight-complex="normal"/>
    </style:style>
    <style:style style:name="T17" style:family="text">
      <style:text-properties fo:language="pt" fo:country="BR" fo:font-weight="normal" officeooo:rsid="0065e8dd" style:font-weight-asian="normal" style:font-weight-complex="normal"/>
    </style:style>
    <style:style style:name="T18" style:family="text">
      <style:text-properties fo:language="pt" fo:country="BR" officeooo:rsid="005c8db0"/>
    </style:style>
    <style:style style:name="T19" style:family="text">
      <style:text-properties fo:language="pt" fo:country="BR" officeooo:rsid="0065e8dd"/>
    </style:style>
    <style:style style:name="T20" style:family="text">
      <style:text-properties fo:language="pt" fo:country="BR" officeooo:rsid="00679cc1"/>
    </style:style>
    <style:style style:name="T21" style:family="text">
      <style:text-properties fo:language="pt" fo:country="BR" officeooo:rsid="007f83f8"/>
    </style:style>
    <style:style style:name="T22" style:family="text">
      <style:text-properties fo:language="pt" fo:country="BR" officeooo:rsid="006a8af0"/>
    </style:style>
    <style:style style:name="T23" style:family="text">
      <style:text-properties fo:language="pt" fo:country="BR" fo:font-style="normal" fo:font-weight="bold" officeooo:rsid="006aeff4" style:font-style-asian="normal" style:font-weight-asian="bold" style:font-style-complex="normal" style:font-weight-complex="bold"/>
    </style:style>
    <style:style style:name="T24" style:family="text">
      <style:text-properties fo:language="pt" fo:country="BR" fo:font-style="normal" fo:font-weight="bold" officeooo:rsid="0057016e" style:font-style-asian="normal" style:font-weight-asian="bold" style:font-style-complex="normal" style:font-weight-complex="bold"/>
    </style:style>
    <style:style style:name="T25" style:family="text">
      <style:text-properties fo:language="pt" fo:country="BR" fo:font-style="normal" fo:font-weight="normal" officeooo:rsid="0057016e" style:font-style-asian="normal" style:font-weight-asian="normal" style:font-style-complex="normal" style:font-weight-complex="normal"/>
    </style:style>
    <style:style style:name="T26" style:family="text">
      <style:text-properties fo:language="pt" fo:country="BR" officeooo:rsid="00c02af6"/>
    </style:style>
    <style:style style:name="T27" style:family="text">
      <style:text-properties fo:language="pt" fo:country="BR" officeooo:rsid="00c130ac"/>
    </style:style>
    <style:style style:name="T28" style:family="text">
      <style:text-properties officeooo:rsid="00561f25"/>
    </style:style>
    <style:style style:name="T29" style:family="text">
      <style:text-properties fo:color="#c9211e" loext:opacity="100%" fo:language="pt" fo:country="BR" fo:font-style="italic" fo:font-weight="normal" officeooo:rsid="004b3885" style:font-style-asian="italic" style:font-weight-asian="normal" style:font-style-complex="italic" style:font-weight-complex="normal"/>
    </style:style>
    <style:style style:name="T30" style:family="text">
      <style:text-properties fo:color="#c9211e" loext:opacity="100%" fo:language="pt" fo:country="BR" fo:font-style="italic" fo:font-weight="normal" officeooo:rsid="004e0ac5" style:font-style-asian="italic" style:font-weight-asian="normal" style:font-style-complex="italic" style:font-weight-complex="normal"/>
    </style:style>
    <style:style style:name="T31" style:family="text">
      <style:text-properties fo:color="#c9211e" loext:opacity="100%" fo:language="pt" fo:country="BR" fo:font-style="italic" fo:font-weight="normal" officeooo:rsid="004c09d8"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fo:font-weight="bold" officeooo:rsid="00c4d118" style:font-weight-asian="bold" style:font-weight-complex="bold"/>
    </style:style>
    <style:style style:name="T34" style:family="text">
      <style:text-properties fo:font-weight="bold" officeooo:rsid="00c6cbf8" style:font-weight-asian="bold" style:font-weight-complex="bold"/>
    </style:style>
    <style:style style:name="T35" style:family="text">
      <style:text-properties officeooo:rsid="0058531d"/>
    </style:style>
    <style:style style:name="T36" style:family="text">
      <style:text-properties officeooo:rsid="00767d1a"/>
    </style:style>
    <style:style style:name="T37" style:family="text">
      <style:text-properties fo:font-style="normal" fo:font-weight="bold" officeooo:rsid="005ac7c8" style:font-style-asian="normal" style:font-weight-asian="bold" style:font-style-complex="normal" style:font-weight-complex="bold"/>
    </style:style>
    <style:style style:name="T38" style:family="text">
      <style:text-properties fo:font-weight="normal" style:font-weight-asian="normal" style:font-weight-complex="normal"/>
    </style:style>
    <style:style style:name="T39" style:family="text">
      <style:text-properties fo:font-weight="normal" officeooo:rsid="00c3a4ca"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Perícias Genéricas do Sistema Venturo D10</text:h>
      <text:p text:style-name="P1"><text:span text:style-name="T29">Copie a estrutura a baixo para cada </text:span><text:span text:style-name="T30">Perícia</text:span><text:span text:style-name="T29"> de seu cenário </text:span><text:span text:style-name="T31">(Delete esse parágrafo quando iniciar sua criação)</text:span></text:p>
      <text:h text:style-name="P22" text:outline-level="3"><text:span text:style-name="T3">Perícias </text:span><text:span text:style-name="T4">Físicas </text:span><text:span text:style-name="T5">(</text:span><text:span text:style-name="T6">DES, FOR E CON</text:span><text:span text:style-name="T5">)</text:span></text:h>
      <text:p text:style-name="P8"><text:span text:style-name="T8">ACROBACIA (DES) </text:span><text:span text:style-name="T5">– A perícia de </text:span><text:span text:style-name="Strong_20_Emphasis"><text:span text:style-name="T5">Acrobacia</text:span></text:span><text:span text:style-name="T5"> envolve a habilidade de realizar manobras ágeis, como saltos mortais, rolamentos, estrelas, e cambalhotas. Além de ser útil em apresentações ou competições, também pode ser empregada de forma tática em combate para evitar ataques, se esquivar de perigos ou alcançar pontos elevados com destreza. Personagens que dominam essa perícia têm grande controle corporal, conseguindo se mover com fluidez e precisão mesmo em terrenos instáveis.</text:span></text:p>
      <text:p text:style-name="P8"><text:span text:style-name="Strong_20_Emphasis">Usos Comuns:</text:span></text:p>
      <text:list text:style-name="L1">
        <text:list-item>
          <text:p text:style-name="P27">Realizar manobras evasivas, esquivando-se de ataques corpo a corpo ou projéteis.</text:p>
        </text:list-item>
        <text:list-item>
          <text:p text:style-name="P27">Saltar de um local elevado para o chão sem sofrer danos.</text:p>
        </text:list-item>
        <text:list-item>
          <text:p text:style-name="P27">Passar por espaços estreitos ou perigosos com elegância e segurança.</text:p>
        </text:list-item>
        <text:list-item>
          <text:p text:style-name="P27">Usar a acrobacia para ganhar vantagem em combate, como atacar de uma posição elevada ou se reposicionar rapidamente.</text:p>
        </text:list-item>
        <text:list-item>
          <text:p text:style-name="P26">Executar piruetas e manobras em terrenos desafiadores, como pontes estreitas ou árvores.</text:p>
        </text:list-item>
      </text:list>
      <text:p text:style-name="P2"><text:span text:style-name="T8">ACROBACIA MARÍTIMA (DES) </text:span><text:span text:style-name="T5">– A perícia de </text:span><text:span text:style-name="Strong_20_Emphasis"><text:span text:style-name="T5">Acrobacia Marítima</text:span></text:span><text:span text:style-name="T5"> envolve a realização de manobras acrobáticas em ambientes aquáticos, como em rios, oceanos, ou mares. O personagem sabe nadar com agilidade em correntes fortes, evitar obstáculos submersos, e até mesmo executar movimentos de combate debaixo d'água. Essa perícia é vital para navegadores, piratas, e aventureiros marítimos que frequentemente se deparam com os perigos das profundezas.</text:span></text:p>
      <text:p text:style-name="Text_20_body"><text:span text:style-name="Strong_20_Emphasis">Usos Comuns:</text:span></text:p>
      <text:list text:style-name="L2">
        <text:list-item>
          <text:p text:style-name="P29">Nadar rapidamente em águas turbulentas ou de correnteza forte.</text:p>
        </text:list-item>
        <text:list-item>
          <text:p text:style-name="P29">Evitar criaturas marinhas ou outros perigos subaquáticos enquanto se move com destreza.</text:p>
        </text:list-item>
        <text:list-item>
          <text:p text:style-name="P29">Submergir ou emergir de forma rápida para atacar ou se esconder.</text:p>
        </text:list-item>
        <text:list-item>
          <text:p text:style-name="P29">Fazer manobras acrobáticas em barcos, mastros e redes sem perder o equilíbrio.</text:p>
        </text:list-item>
        <text:list-item>
          <text:p text:style-name="P28">Saltar da água para locais elevados, como rochas ou embarcações.</text:p>
        </text:list-item>
      </text:list>
      <text:p text:style-name="P2"/>
      <text:p text:style-name="P3"><text:span text:style-name="T8">ARMAS BRANCAS (DES OU FOR)</text:span><text:span text:style-name="T5"> – A perícia de </text:span><text:span text:style-name="Strong_20_Emphasis"><text:span text:style-name="T5">Armas Brancas</text:span></text:span><text:span text:style-name="T5"> abrange o manejo de qualquer tipo de arma de corte, perfuração ou impacto, como espadas, lanças, machados, adagas, e clavas. Personagens treinados nessa perícia sabem como utilizar essas armas de forma eficiente em combate, adaptando suas técnicas para diferentes situações. Seja desferindo golpes precisos ou usando a força bruta, a perícia permite que o usuário maximize o dano ou controle seu adversário.</text:span></text:p>
      <text:p text:style-name="Text_20_body"><text:span text:style-name="Strong_20_Emphasis">Usos Comuns:</text:span></text:p>
      <text:list text:style-name="L3">
        <text:list-item>
          <text:p text:style-name="P31">Usar espadas, machados, facas ou qualquer arma corpo a corpo com eficiência.</text:p>
        </text:list-item>
        <text:list-item>
          <text:p text:style-name="P31">Aproveitar o alcance de armas maiores, como lanças ou alabardas.</text:p>
        </text:list-item>
        <text:list-item>
          <text:p text:style-name="P31">Fazer ataques rápidos e precisos com armas leves ou desferir golpes poderosos com armas pesadas.</text:p>
        </text:list-item>
        <text:list-item>
          <text:p text:style-name="P30">Combinar técnicas acrobáticas com golpes de armas brancas para surpreender os adversários.</text:p>
        </text:list-item>
      </text:list>
      <text:p text:style-name="P2"><text:span text:style-name="T8">ARMAS DE ENERGIA (DES)</text:span><text:span text:style-name="T5"> – A perícia de </text:span><text:span text:style-name="Strong_20_Emphasis"><text:span text:style-name="T5">Armas de Energia</text:span></text:span><text:span text:style-name="T5"> envolve o manuseio de armas futuristas ou mágicas que usam baterias ou fontes de energia como munição. Essas armas podem disparar feixes de luz, lasers, ou outros tipos de projéteis energéticos. Personagens treinados nessa perícia sabem como operar essas armas de forma eficiente, desde carregar e trocar baterias até calibrar os disparos para maximizar seu alcance ou potência.</text:span></text:p>
      <text:p text:style-name="Text_20_body"><text:span text:style-name="Strong_20_Emphasis">Usos Comuns:</text:span></text:p>
      <text:list text:style-name="L4">
        <text:list-item>
          <text:p text:style-name="P33">Operar pistolas, rifles ou outras armas de energia com precisão.</text:p>
        </text:list-item>
        <text:list-item>
          <text:p text:style-name="P33">Trocar baterias rapidamente em situações de combate.</text:p>
        </text:list-item>
        <text:list-item>
          <text:p text:style-name="P33">Ajustar a potência dos disparos, dosando a energia para ataques rápidos ou concentrados.</text:p>
        </text:list-item>
        <text:list-item>
          <text:p text:style-name="P33">Alvejar pontos sensíveis com feixes de energia para causar o máximo de dano.</text:p>
        </text:list-item>
        <text:list-item>
          <text:p text:style-name="P32">Utilizar os modos especiais das armas, como rajadas, disparos contínuos ou explosões de energia.</text:p>
        </text:list-item>
      </text:list>
      <text:p text:style-name="P2"><text:span text:style-name="T8">ARMAS DE FOGO (DES) </text:span><text:span text:style-name="T5">– A perícia de </text:span><text:span text:style-name="Strong_20_Emphasis"><text:span text:style-name="T5">Armas de Fogo</text:span></text:span><text:span text:style-name="T5"> abrange o conhecimento e a habilidade de manusear armas que utilizam pólvora ou outros materiais combustíveis para disparar projéteis, como pistolas, rifles e mosquetes. O personagem treinado nessa perícia sabe ajustar a mira, cuidar da manutenção das armas, carregar e disparar em combate, seja à distância ou em tiros rápidos. Em algumas regiões do cenário, armas de fogo rudimentares são usadas como uma alternativa às armas tradicionais ou mágicas.</text:span></text:p>
      <text:p text:style-name="Text_20_body"><text:span text:style-name="Strong_20_Emphasis">Usos Comuns:</text:span></text:p>
      <text:list text:style-name="L5">
        <text:list-item>
          <text:p text:style-name="P35">Usar pistolas, rifles ou mosquetes para atacar alvos à distância com precisão.</text:p>
        </text:list-item>
        <text:list-item>
          <text:p text:style-name="P35">Carregar e recarregar rapidamente durante situações de combate.</text:p>
        </text:list-item>
        <text:list-item>
          <text:p text:style-name="P35">Fazer manutenção de armas de fogo, garantindo que estejam sempre em boas condições de uso.</text:p>
        </text:list-item>
        <text:list-item>
          <text:p text:style-name="P35">Ajustar a mira ou a distância dos disparos para otimizar a precisão em combate.</text:p>
        </text:list-item>
        <text:list-item>
          <text:p text:style-name="P34">Realizar tiros certeiros em pontos vitais para maximizar o dano.</text:p>
        </text:list-item>
      </text:list>
      <text:p text:style-name="P2"/>
      <text:p text:style-name="P2"><text:soft-page-break/><text:span text:style-name="T8">ARMAS DE ANTIMATÉRIA (DES) </text:span><text:span text:style-name="T5">– A perícia de </text:span><text:span text:style-name="Strong_20_Emphasis"><text:span text:style-name="T5">Armas de Antimatéria</text:span></text:span><text:span text:style-name="T5"> envolve o manuseio de armas extremamente raras e perigosas que utilizam antimatéria como munição. Essas armas possuem um poder destrutivo imenso, sendo capazes de aniquilar quase qualquer tipo de matéria ao entrar em contato. Personagens treinados nessa perícia sabem lidar com a delicadeza e o perigo dessas armas, desde carregar sua energia até controlar os efeitos devastadores dos disparos.</text:span></text:p>
      <text:p text:style-name="Text_20_body"><text:span text:style-name="Strong_20_Emphasis">Usos Comuns:</text:span></text:p>
      <text:list text:style-name="L6">
        <text:list-item>
          <text:p text:style-name="P37">Operar armas de antimatéria com segurança, evitando acidentes catastróficos.</text:p>
        </text:list-item>
        <text:list-item>
          <text:p text:style-name="P37">Controlar a liberação de antimatéria para ataques de alta precisão ou destruição em massa.</text:p>
        </text:list-item>
        <text:list-item>
          <text:p text:style-name="P37">Ajustar o disparo de antimatéria para diferentes situações, como destruição de obstáculos ou ataque direto a inimigos.</text:p>
        </text:list-item>
        <text:list-item>
          <text:p text:style-name="P37">Manter e estabilizar as armas de antimatéria, garantindo que sua energia seja usada de forma eficiente e segura.</text:p>
        </text:list-item>
        <text:list-item>
          <text:p text:style-name="P36">Evitar sobrecarga ou mau funcionamento de armas de antimatéria em combate.</text:p>
        </text:list-item>
      </text:list>
      <text:p text:style-name="Text_20_body"><text:span text:style-name="T32">ARMAS MÁGICAS (DES) </text:span>– A perícia de <text:span text:style-name="Strong_20_Emphasis">Armas Mágicas</text:span> envolve o conhecimento e a habilidade de utilizar armas que canalizam energia mágica para disparar feitiços ou ataques arcanos. Essas armas, como bastões, cajados ou espadas encantadas, requerem que o usuário imbuam-nas com <text:span text:style-name="Strong_20_Emphasis"><text:span text:style-name="T36">CLOL</text:span></text:span> (<text:span text:style-name="T1">energia mágica</text:span>) para ativar seus poderes especiais. Personagens treinados nessa perícia são capazes de carregar e direcionar a magia com precisão, ajustando o tipo de feitiço ou ataque conforme necessário.</text:p>
      <text:p text:style-name="Text_20_body"><text:span text:style-name="Strong_20_Emphasis">Usos Comuns:</text:span></text:p>
      <text:list text:style-name="L7">
        <text:list-item>
          <text:p text:style-name="P39">Ativar e usar armas mágicas que requerem imbuir de <text:span text:style-name="T36">CLOL</text:span>, como espadas flamejantes, arcos encantados ou varinhas de raio.</text:p>
        </text:list-item>
        <text:list-item>
          <text:p text:style-name="P39">Conjurar feitiços armazenados nas armas, direcionando sua energia mágica de forma precisa.</text:p>
        </text:list-item>
        <text:list-item>
          <text:p text:style-name="P39">Carregar a arma mágica com a quantidade adequada de Essência, evitando sobrecargas ou falhas.</text:p>
        </text:list-item>
        <text:list-item>
          <text:p text:style-name="P39">Ajustar a potência dos ataques mágicos disparados pela arma, dosando a energia para ataques rápidos ou concentrados.</text:p>
        </text:list-item>
        <text:list-item>
          <text:p text:style-name="P38">Manter e fazer ajustes nas armas mágicas para garantir que estejam sempre prontas para uso em combate ou situações estratégicas.</text:p>
        </text:list-item>
      </text:list>
      <text:p text:style-name="P2"><text:span text:style-name="Strong_20_Emphasis"><text:span text:style-name="T5">ARQUEARIA </text:span></text:span><text:span text:style-name="Strong_20_Emphasis"><text:span text:style-name="T18">(DES) </text:span></text:span><text:span text:style-name="Strong_20_Emphasis"><text:span text:style-name="T15">– </text:span></text:span><text:span text:style-name="T5">A perícia de Arquearia representa a habilidade de manusear e disparar armas de longo alcance, como arcos e bestas, com precisão e eficiência. Personagens com treinamento em Arquearia são capazes de acertar alvos a grandes distâncias, ajustar sua mira para compensar o vento e a gravidade, e escolher o tipo certo de flecha ou virote para maximizar o impacto. Esta perícia também inclui conhecimentos sobre manutenção de arcos, cordas e flechas, garantindo que o equipamento esteja sempre em condições ideais para o combate. Além disso, a Arquearia envolve técnicas de emboscada e a capacidade de atirar em movimento ou sob pressão, fazendo desta uma perícia essencial para caçadores, exploradores e guerreiros que preferem manter seus inimigos à distância.</text:span></text:p>
      <text:p text:style-name="P2"/>
      <text:p text:style-name="P2"/>
      <text:p text:style-name="P2"><text:soft-page-break/><text:span text:style-name="T8">ARREMESSO (DES OU FOR) </text:span><text:span text:style-name="T5">– A perícia </text:span><text:span text:style-name="Strong_20_Emphasis"><text:span text:style-name="T5">Arremesso</text:span></text:span><text:span text:style-name="T5"> representa a capacidade de lançar com precisão e força objetos variados, como lâminas, pedras ou ferramentas improvisadas. Ela é usada tanto para lançar armas de maneira ofensiva, como facas ou machados, quanto para atirar objetos utilitários em situações de sobrevivência ou exploração.</text:span></text:p>
      <text:p text:style-name="Text_20_body"><text:span text:style-name="Strong_20_Emphasis">Usos Comuns:</text:span></text:p>
      <text:list text:style-name="L8">
        <text:list-item>
          <text:p text:style-name="P41">Arremessar armas de pequeno porte, como facas ou shurikens, em combates de curta a média distância.</text:p>
        </text:list-item>
        <text:list-item>
          <text:p text:style-name="P41">Lançar objetos pesados, como rochas ou martelos, em combates corpo a corpo.</text:p>
        </text:list-item>
        <text:list-item>
          <text:p text:style-name="P41">Usar força para arremessar objetos maiores, ou destreza para garantir precisão em arremessos longos.</text:p>
        </text:list-item>
        <text:list-item>
          <text:p text:style-name="P40">Improvisar lançamentos de objetos disponíveis no ambiente em combate ou situações emergenciais.</text:p>
        </text:list-item>
      </text:list>
      <text:p text:style-name="P2"><text:span text:style-name="T8">ARTE DA FUGA (DES) </text:span><text:span text:style-name="T5">– A perícia </text:span><text:span text:style-name="Strong_20_Emphasis"><text:span text:style-name="T5">Arte da Fuga</text:span></text:span><text:span text:style-name="T5"> concede ao personagem a habilidade de escapar de situações restritivas, como algemas, cordas ou espaços apertados. O personagem com essa perícia é especialista em encontrar brechas e manobrar seu corpo para escapar de prisões ou armadilhas.</text:span></text:p>
      <text:p text:style-name="Text_20_body"><text:span text:style-name="Strong_20_Emphasis">Usos Comuns:</text:span></text:p>
      <text:list text:style-name="L9">
        <text:list-item>
          <text:p text:style-name="P43">Escapar de amarras, correntes, ou outras restrições físicas.</text:p>
        </text:list-item>
        <text:list-item>
          <text:p text:style-name="P43">Passar por locais apertados ou rastejar por túneis e aberturas estreitas.</text:p>
        </text:list-item>
        <text:list-item>
          <text:p text:style-name="P43">Manobrar o corpo para evitar ser preso ou contido em combate.</text:p>
        </text:list-item>
        <text:list-item>
          <text:p text:style-name="P42">Realizar fugas silenciosas ou rápidas de confinamento sem ser detectado.</text:p>
        </text:list-item>
      </text:list>
      <text:p text:style-name="P2"><text:span text:style-name="T8">ATLETISMO (DES OU FOR) </text:span><text:span text:style-name="T5">– A perícia </text:span><text:span text:style-name="Strong_20_Emphasis"><text:span text:style-name="T5">Atletismo</text:span></text:span><text:span text:style-name="T5"> abrange diversas atividades físicas de grande esforço, incluindo corridas, saltos e natação. Um personagem com essa perícia tem a resistência e força necessárias para superar desafios físicos extremos, bem como a agilidade para executar manobras rápidas e precisas.</text:span></text:p>
      <text:p text:style-name="Text_20_body"><text:span text:style-name="Strong_20_Emphasis">Usos Comuns:</text:span></text:p>
      <text:list text:style-name="L10">
        <text:list-item>
          <text:p text:style-name="P45">Correr longas distâncias, saltar obstáculos, nadar por águas turbulentas ou escalar com rapidez.</text:p>
        </text:list-item>
        <text:list-item>
          <text:p text:style-name="P45">Realizar ações atléticas de alto impacto durante o combate, como correr e atacar simultaneamente.</text:p>
        </text:list-item>
        <text:list-item>
          <text:p text:style-name="P44">Superar testes de força e resistência física em competições ou durante situações perigosas.</text:p>
        </text:list-item>
      </text:list>
      <text:p text:style-name="P2"/>
      <text:p text:style-name="P3"><text:span text:style-name="T8">ARTES MARCIAIS (DES)</text:span><text:span text:style-name="T5"> – A perícia </text:span><text:span text:style-name="Strong_20_Emphasis"><text:span text:style-name="T5">Artes Marciais</text:span></text:span><text:span text:style-name="T5"> concede ao personagem o conhecimento de técnicas de combate corpo a corpo baseadas em uma ou mais disciplinas marciais. Essas técnicas podem ser defensivas ou ofensivas, variando de golpes rápidos a bloqueios eficientes, e devem ser especificadas na história do personagem.</text:span></text:p>
      <text:p text:style-name="Text_20_body"><text:span text:style-name="Strong_20_Emphasis">Usos Comuns:</text:span></text:p>
      <text:list text:style-name="L11">
        <text:list-item>
          <text:p text:style-name="P47">Executar golpes e manobras de combate corpo a corpo precisas, baseadas em estilos marciais como karatê, jiu-jitsu, ou kung fu.</text:p>
        </text:list-item>
        <text:list-item>
          <text:p text:style-name="P47">Usar movimentos de contra-ataque e esquiva de forma fluida e calculada.</text:p>
        </text:list-item>
        <text:list-item>
          <text:p text:style-name="P46">Combinar técnicas marciais com outras perícias físicas, como esquiva e acrobacia, para otimizar o combate.</text:p>
        </text:list-item>
      </text:list>
      <text:p text:style-name="P2"><text:span text:style-name="T8">ALPINISTA (DES OU FOR) </text:span><text:span text:style-name="T5">– A perícia </text:span><text:span text:style-name="Strong_20_Emphasis"><text:span text:style-name="T5">Alpinista</text:span></text:span><text:span text:style-name="T5"> representa a habilidade de escalar montanhas, picos e superfícies rochosas com segurança. Os personagens com essa perícia são hábeis em usar equipamentos de escalada ou confiar em sua força física e equilíbrio para superar terrenos íngremes e perigosos.</text:span></text:p>
      <text:p text:style-name="Text_20_body"><text:span text:style-name="Strong_20_Emphasis">Usos Comuns:</text:span></text:p>
      <text:list text:style-name="L12">
        <text:list-item>
          <text:p text:style-name="P49">Escalar montanhas e superfícies rochosas usando força ou destreza.</text:p>
        </text:list-item>
        <text:list-item>
          <text:p text:style-name="P49">Utilizar equipamentos de escalada, como cordas e ganchos, para assegurar subidas e descidas.</text:p>
        </text:list-item>
        <text:list-item>
          <text:p text:style-name="P48">Superar desafios relacionados ao ambiente, como superfícies escorregadias ou expostas ao vento.</text:p>
        </text:list-item>
      </text:list>
      <text:p text:style-name="P2"><text:span text:style-name="T8">ESQUIVA (DES)</text:span><text:span text:style-name="T5"> – A perícia </text:span><text:span text:style-name="Strong_20_Emphasis"><text:span text:style-name="T5">Esquiva</text:span></text:span><text:span text:style-name="T5"> oferece ao personagem a capacidade de evitar ataques diretos durante o combate. Essa perícia é crucial para aqueles que dependem de velocidade e agilidade ao invés de força bruta para se proteger. Nota: a perícia </text:span><text:span text:style-name="Strong_20_Emphasis"><text:span text:style-name="T5">Esquiva</text:span></text:span><text:span text:style-name="T5"> não cobre ataques de projéteis rápidos, como armas de fogo.</text:span></text:p>
      <text:p text:style-name="Text_20_body"><text:span text:style-name="Strong_20_Emphasis">Usos Comuns:</text:span></text:p>
      <text:list text:style-name="L13">
        <text:list-item>
          <text:p text:style-name="P51">Evitar ataques corpo a corpo ou de armas brancas, movendo-se de maneira rápida e precisa.</text:p>
        </text:list-item>
        <text:list-item>
          <text:p text:style-name="P51">Manobrar em combates para não ser atingido por golpes de área ou movimentos previsíveis.</text:p>
        </text:list-item>
        <text:list-item>
          <text:p text:style-name="P50">Realizar esquivas defensivas durante batalhas ágeis ou em ambientes restritos.</text:p>
        </text:list-item>
      </text:list>
      <text:p text:style-name="P2"><text:span text:style-name="T8">FURTO (DES) </text:span><text:span text:style-name="T5">– A perícia </text:span><text:span text:style-name="Strong_20_Emphasis"><text:span text:style-name="T5">Furto</text:span></text:span><text:span text:style-name="T5"> permite ao personagem roubar objetos de maneira discreta e eficaz, sem que os outros percebam. Esta habilidade é útil tanto em situações de combate quanto em missões furtivas ou interações sociais onde o sigilo é necessário.</text:span></text:p>
      <text:p text:style-name="Text_20_body"><text:span text:style-name="Strong_20_Emphasis">Usos Comuns:</text:span></text:p>
      <text:list text:style-name="L14">
        <text:list-item>
          <text:p text:style-name="P53">Roubar objetos diretamente de uma pessoa ou de locais vulneráveis sem ser detectado.</text:p>
        </text:list-item>
        <text:list-item>
          <text:p text:style-name="P53">Manipular pequenos objetos em combate ou durante cenas furtivas.</text:p>
        </text:list-item>
        <text:list-item>
          <text:p text:style-name="P52">Realizar furtos de maneira ágil e sem deixar rastros, mesmo em situações de alta vigilância.</text:p>
        </text:list-item>
      </text:list>
      <text:p text:style-name="P2"/>
      <text:p text:style-name="P2"><text:soft-page-break/><text:span text:style-name="T8">BRIGA (FOR OU DES) </text:span><text:span text:style-name="T5">– A perícia </text:span><text:span text:style-name="Strong_20_Emphasis"><text:span text:style-name="T5">Briga</text:span></text:span><text:span text:style-name="T5"> refere-se a combates corpo a corpo que não envolvem técnica refinada, mas sim agressividade e improvisação. Personagens que possuem essa perícia estão acostumados a lutas de rua, onde força bruta ou reflexos rápidos fazem a diferença.</text:span></text:p>
      <text:p text:style-name="Text_20_body"><text:span text:style-name="Strong_20_Emphasis">Usos Comuns:</text:span></text:p>
      <text:list text:style-name="L15">
        <text:list-item>
          <text:p text:style-name="P55">Executar golpes descoordenados e ataques diretos, usando o ambiente ou objetos improvisados como armas.</text:p>
        </text:list-item>
        <text:list-item>
          <text:p text:style-name="P55">Aplicar táticas de luta de sobrevivência, como agarrar, morder ou empurrar.</text:p>
        </text:list-item>
        <text:list-item>
          <text:p text:style-name="P54">Defender-se em brigas onde a brutalidade é mais importante do que a técnica.</text:p>
        </text:list-item>
      </text:list>
      <text:p text:style-name="P2"><text:span text:style-name="T8">MERGULHO (CON)</text:span><text:span text:style-name="T5"> – A perícia </text:span><text:span text:style-name="Strong_20_Emphasis"><text:span text:style-name="T5">Mergulho</text:span></text:span><text:span text:style-name="T5"> permite ao personagem nadar em grandes profundidades e resistir à pressão e às condições adversas de ambientes aquáticos. Ela inclui o uso eficiente de ar e habilidades de sobrevivência subaquática.</text:span></text:p>
      <text:p text:style-name="Text_20_body"><text:span text:style-name="Strong_20_Emphasis">Usos Comuns:</text:span></text:p>
      <text:list text:style-name="L16">
        <text:list-item>
          <text:p text:style-name="P57">Nadar em profundidades extremas e suportar pressões elevadas sem comprometer a capacidade de movimento.</text:p>
        </text:list-item>
        <text:list-item>
          <text:p text:style-name="P57">Controlar a respiração e utilizar equipamentos de mergulho de forma eficaz.</text:p>
        </text:list-item>
        <text:list-item>
          <text:p text:style-name="P56">Explorar áreas submersas, realizar resgates ou missões subaquáticas em mares, lagos ou rios profundos.</text:p>
        </text:list-item>
      </text:list>
      <text:p text:style-name="P2"><text:span text:style-name="T8">MONTARIA (DES) </text:span><text:span text:style-name="T5">– A perícia </text:span><text:span text:style-name="Strong_20_Emphasis"><text:span text:style-name="T5">Montaria</text:span></text:span><text:span text:style-name="T5"> permite ao personagem controlar e conduzir animais de montaria, como cavalos, burros, ou criaturas exóticas de cenários fantásticos. Ela abrange tanto a habilidade de condução quanto o manejo do animal em terrenos difíceis ou durante o combate.</text:span></text:p>
      <text:p text:style-name="Text_20_body"><text:span text:style-name="Strong_20_Emphasis">Usos Comuns:</text:span></text:p>
      <text:list text:style-name="L17">
        <text:list-item>
          <text:p text:style-name="P59">Cavalgar em diferentes velocidades e terrenos, mantendo o controle sobre a montaria.</text:p>
        </text:list-item>
        <text:list-item>
          <text:p text:style-name="P59">Conduzir o animal em situações de combate, manobras evasivas ou perseguições.</text:p>
        </text:list-item>
        <text:list-item>
          <text:p text:style-name="P58">Dominar a arte de guiar a montaria através de comandos, mantendo a harmonia entre cavaleiro e animal.</text:p>
        </text:list-item>
      </text:list>
      <text:p text:style-name="P7"><text:span text:style-name="T37">MONTARIAS ALADAS (DES) – </text:span><text:span text:style-name="T13">A perícia </text:span><text:span text:style-name="Strong_20_Emphasis"><text:span text:style-name="T3">Montarias Aladas</text:span></text:span><text:span text:style-name="T13"> envolve a habilidade de montar, conduzir e controlar criaturas aladas, como grifos, dragões, ou outras montarias voadoras. O personagem com essa perícia sabe manter o equilíbrio e dirigir a montaria em voos de alta velocidade, mudanças bruscas de direção, e em combates aéreos, adaptando-se aos desafios dos céus.<text:line-break/></text:span><text:span text:style-name="Strong_20_Emphasis"><text:span text:style-name="T3">Usos Comuns:</text:span></text:span></text:p>
      <text:list text:style-name="L18">
        <text:list-item>
          <text:p text:style-name="P61">Conduzir montarias aladas em viagens longas ou curtas.</text:p>
        </text:list-item>
        <text:list-item>
          <text:p text:style-name="P61">Manobrar com precisão em ambientes aéreos perigosos.</text:p>
        </text:list-item>
        <text:list-item>
          <text:p text:style-name="P60">Participar de combates aéreos, usando a montaria para atacar ou evadir inimigos.</text:p>
        </text:list-item>
      </text:list>
      <text:p text:style-name="P2"/>
      <text:p text:style-name="P3"><text:span text:style-name="T8">CONDUZIR (DES) </text:span><text:span text:style-name="T5">– A perícia </text:span><text:span text:style-name="Strong_20_Emphasis"><text:span text:style-name="T5">Conduzir</text:span></text:span><text:span text:style-name="T5"> envolve a habilidade de operar veículos terrestres, aquáticos ou aéreos, como carros, motos, barcos ou outros transportes semelhantes. Personagens com essa perícia são capazes de realizar manobras complexas e navegar com precisão.</text:span></text:p>
      <text:p text:style-name="Text_20_body"><text:span text:style-name="Strong_20_Emphasis">Usos Comuns:</text:span></text:p>
      <text:list text:style-name="L19">
        <text:list-item>
          <text:p text:style-name="P63">Conduzir veículos em terrenos difíceis ou sob condições adversas, como tempestades ou terrenos instáveis.</text:p>
        </text:list-item>
        <text:list-item>
          <text:p text:style-name="P63">Realizar manobras evasivas ou perseguições em alta velocidade.</text:p>
        </text:list-item>
        <text:list-item>
          <text:p text:style-name="P62">Dominar o controle de veículos para situações estratégicas em missões, combates ou explorações.</text:p>
        </text:list-item>
      </text:list>
      <text:p text:style-name="P2"><text:span text:style-name="T8">ESCONDER-SE (DES OU FOR)</text:span><text:span text:style-name="T5"> – A perícia </text:span><text:span text:style-name="Strong_20_Emphasis"><text:span text:style-name="T5">Esconder-se</text:span></text:span><text:span text:style-name="T5"> permite ao personagem ocultar sua presença de maneira eficaz, seja usando a camuflagem no ambiente, escondendo-se nas sombras ou utilizando o terreno a seu favor. A perícia pode envolver tanto a força física para esconder-se em lugares apertados quanto a destreza para se mover furtivamente.</text:span></text:p>
      <text:p text:style-name="Text_20_body"><text:span text:style-name="Strong_20_Emphasis">Usos Comuns:</text:span></text:p>
      <text:list text:style-name="L20">
        <text:list-item>
          <text:p text:style-name="P65">Ocultar-se em locais discretos ou usar a camuflagem para passar despercebido.</text:p>
        </text:list-item>
        <text:list-item>
          <text:p text:style-name="P65">Evitar ser detectado por inimigos em áreas hostis ou durante infiltrações.</text:p>
        </text:list-item>
        <text:list-item>
          <text:p text:style-name="P64">Manter-se escondido em ambientes com pouca luz ou em meio a multidões.</text:p>
        </text:list-item>
      </text:list>
      <text:p text:style-name="P2"><text:span text:style-name="T8">PILOTO (DES) </text:span><text:span text:style-name="T5">– A perícia </text:span><text:span text:style-name="Strong_20_Emphasis"><text:span text:style-name="T5">Piloto</text:span></text:span><text:span text:style-name="T5"> capacita o personagem a pilotar aviões de pequeno e médio porte, incluindo realizar manobras aéreas e navegações complexas. Essa perícia abrange o conhecimento técnico sobre o funcionamento das aeronaves e as habilidades práticas de condução em diferentes altitudes e condições atmosféricas.</text:span></text:p>
      <text:p text:style-name="Text_20_body"><text:span text:style-name="Strong_20_Emphasis">Usos Comuns:</text:span></text:p>
      <text:list text:style-name="L21">
        <text:list-item>
          <text:p text:style-name="P67">Pilotar aviões em missões de transporte, reconhecimento ou combate aéreo.</text:p>
        </text:list-item>
        <text:list-item>
          <text:p text:style-name="P67">Realizar manobras avançadas, como aterrissagens difíceis ou voos em condições climáticas adversas.</text:p>
        </text:list-item>
        <text:list-item>
          <text:p text:style-name="P66">Manter a estabilidade da aeronave em diferentes condições de voo e realizar pousos de emergência.</text:p>
        </text:list-item>
      </text:list>
      <text:p text:style-name="P11"><text:span text:style-name="T8">PILOTO ESPACIAL (DES)</text:span><text:span text:style-name="T5"> – </text:span>A perícia <text:span text:style-name="Strong_20_Emphasis">Piloto Espacial</text:span> permite ao personagem conduzir veículos espaciais, como naves e caças intergalácticos, em cenários de baixa ou alta gravidade. Ela envolve manobras complexas no vácuo do espaço, compreensão de navegação interestelar e controle de sistemas avançados de propulsão e defesa.</text:p>
      <text:p text:style-name="P18"><text:span text:style-name="Strong_20_Emphasis">Usos Comuns:</text:span></text:p>
      <text:list text:style-name="L22">
        <text:list-item>
          <text:p text:style-name="P68">Pilotar naves em missões de exploração espacial, combate interestelar ou transporte entre planetas.</text:p>
        </text:list-item>
        <text:list-item>
          <text:p text:style-name="P68">Realizar manobras evasivas em ambientes com gravidade zero ou em combate espacial.</text:p>
        </text:list-item>
        <text:list-item>
          <text:p text:style-name="P69">Utilizar sistemas de navegação interplanetária e conduzir viagens através de portais espaciais ou buracos de minhoca.</text:p>
        </text:list-item>
      </text:list>
      <text:p text:style-name="P12"><text:soft-page-break/><text:span text:style-name="T8">PILOTO DE MECHA (DES)</text:span><text:span text:style-name="T5"> – A perícia </text:span><text:span text:style-name="Strong_20_Emphasis"><text:span text:style-name="T5">Piloto de Mecha</text:span></text:span><text:span text:style-name="T5"> permite ao personagem operar máquinas de combate mecanizadas, conhecidas como mechas. Essa habilidade abrange desde o controle básico da movimentação até o uso de sistemas avançados de armamento, defesa e propulsão. Ela é fundamental para combates em larga escala e missões envolvendo esses veículos de guerra.</text:span></text:p>
      <text:p text:style-name="P13"><text:span text:style-name="Strong_20_Emphasis">Usos Comuns:</text:span></text:p>
      <text:list text:style-name="L23">
        <text:list-item>
          <text:p text:style-name="P70">Conduzir um mecha em combate, utilizando suas armas e sistemas defensivos com precisão.</text:p>
        </text:list-item>
        <text:list-item>
          <text:p text:style-name="P70">Realizar manobras complexas com o mecha, seja em terrenos difíceis ou em confrontos aéreos e terrestres.</text:p>
        </text:list-item>
        <text:list-item>
          <text:p text:style-name="P71">Utilizar os sistemas de controle do mecha para realizar reparos emergenciais ou maximizar sua eficiência em missões de exploração ou defesa.</text:p>
        </text:list-item>
      </text:list>
      <text:p text:style-name="P2"><text:span text:style-name="T8">EQUILÍBRIO (DES)</text:span><text:span text:style-name="T5"> – A perícia </text:span><text:span text:style-name="Strong_20_Emphasis"><text:span text:style-name="T5">Equilíbrio</text:span></text:span><text:span text:style-name="T5"> permite ao personagem manter a estabilidade em superfícies estreitas, instáveis ou móveis. Isso inclui caminhar em cordas bambas, superfícies inclinadas ou durante situações de grande desequilíbrio, como terrenos escorregadios.</text:span></text:p>
      <text:p text:style-name="Text_20_body"><text:span text:style-name="Strong_20_Emphasis">Usos Comuns:</text:span></text:p>
      <text:list text:style-name="L24">
        <text:list-item>
          <text:p text:style-name="P73">Andar sobre cordas, troncos ou superfícies estreitas sem perder o equilíbrio.</text:p>
        </text:list-item>
        <text:list-item>
          <text:p text:style-name="P73">Manter a estabilidade em terrenos instáveis ou em movimento, como navios em mares turbulentos.</text:p>
        </text:list-item>
        <text:list-item>
          <text:p text:style-name="P72">Realizar acrobacias que dependam de coordenação e equilíbrio para evitar quedas em combate ou explorações.</text:p>
        </text:list-item>
      </text:list>
      <text:p text:style-name="P2"><text:span text:style-name="T8">FURTIVIDADE (DES) </text:span><text:span text:style-name="T5">– A perícia </text:span><text:span text:style-name="Strong_20_Emphasis"><text:span text:style-name="T5">Furtividade</text:span></text:span><text:span text:style-name="T5"> permite ao personagem mover-se silenciosamente e passar despercebido em várias situações. Seja para aproximar-se de um alvo, seguir alguém sem ser visto, ou infiltrar-se em locais sem chamar atenção, essa perícia envolve uma mistura de cautela, observação e destreza.</text:span></text:p>
      <text:p text:style-name="Text_20_body"><text:span text:style-name="Strong_20_Emphasis">Usos Comuns:</text:span></text:p>
      <text:list text:style-name="L25">
        <text:list-item>
          <text:p text:style-name="P75">Aproximar-se de inimigos ou alvos sem ser detectado.</text:p>
        </text:list-item>
        <text:list-item>
          <text:p text:style-name="P75">Esquivar-se de guardas ou outras ameaças durante missões de infiltração.</text:p>
        </text:list-item>
        <text:list-item>
          <text:p text:style-name="P74">Andar silenciosamente em florestas, ambientes urbanos ou em espaços com alta vigilância.</text:p>
        </text:list-item>
      </text:list>
      <text:p text:style-name="P2"><text:span text:style-name="T8">RESISTÊNCIA A VENENOS (CON)</text:span><text:span text:style-name="T5"> – A perícia </text:span><text:span text:style-name="Strong_20_Emphasis"><text:span text:style-name="T5">Resistência a Venenos</text:span></text:span><text:span text:style-name="T5"> permite ao personagem resistir a toxinas, venenos e substâncias prejudiciais ao organismo. Seja por exposição prolongada, treinamento ou genética, o personagem com essa perícia pode sobreviver e combater os efeitos debilitantes de venenos com maior eficácia.</text:span></text:p>
      <text:p text:style-name="Text_20_body"><text:span text:style-name="Strong_20_Emphasis">Usos Comuns:</text:span></text:p>
      <text:list text:style-name="L26">
        <text:list-item>
          <text:p text:style-name="P77">Resistir aos efeitos de venenos que paralisam, debilitam ou causam danos.</text:p>
        </text:list-item>
        <text:list-item>
          <text:p text:style-name="P77">Suportar doses mais altas de substâncias tóxicas sem sofrer os efeitos mortais imediatos.</text:p>
        </text:list-item>
        <text:list-item>
          <text:p text:style-name="P76">Recuperar-se mais rapidamente de envenenamentos, minimizando as penalidades e danos sofridos.</text:p>
        </text:list-item>
      </text:list>
      <text:p text:style-name="P2"/>
      <text:p text:style-name="P2"><text:soft-page-break/><text:span text:style-name="T8">RESISTÊNCIA AO AMBIENTE (CON) </text:span><text:span text:style-name="T5">– A perícia </text:span><text:span text:style-name="Strong_20_Emphasis"><text:span text:style-name="T5">Resistência ao Ambiente</text:span></text:span><text:span text:style-name="T5"> permite ao personagem suportar condições extremas, sejam elas climáticas ou de pressão. Isso inclui sobreviver em áreas de calor ou frio intensos, resistir a altitudes elevadas ou mergulhos profundos, ou suportar tempestades severas sem ser incapacitado.</text:span></text:p>
      <text:p text:style-name="Text_20_body"><text:span text:style-name="Strong_20_Emphasis">Usos Comuns:</text:span></text:p>
      <text:list text:style-name="L27">
        <text:list-item>
          <text:p text:style-name="P79">Suportar calor extremo em desertos ou frio glacial em montanhas e tundras.</text:p>
        </text:list-item>
        <text:list-item>
          <text:p text:style-name="P79">Resistir a mudanças bruscas de pressão, como mergulhos profundos ou viagens a altitudes elevadas.</text:p>
        </text:list-item>
        <text:list-item>
          <text:p text:style-name="P78">Aguentar condições extremas de desidratação, falta de oxigênio ou ventos fortes sem perder a eficácia.</text:p>
        </text:list-item>
      </text:list>
      <text:h text:style-name="P23" text:outline-level="3">Perícias <text:span text:style-name="T28">Sociais </text:span><text:span text:style-name="T35">(</text:span><text:span text:style-name="T2">CAR OU SAB</text:span><text:span text:style-name="T35">)</text:span></text:h>
      <text:p text:style-name="Standard"><text:span text:style-name="T32">ARTISTA (CAR) </text:span>– A perícia <text:span text:style-name="Strong_20_Emphasis">Artista</text:span> envolve a capacidade de realizar atuações expressivas em diferentes formas de arte, como teatro, dança, circo e outras performances. O personagem pode interpretar papéis, criar apresentações cativantes e cativar o público com suas habilidades artísticas.<text:line-break/><text:span text:style-name="Strong_20_Emphasis">Usos Comuns:</text:span><text:span text:style-name="T4"/></text:p>
      <text:list text:style-name="L28">
        <text:list-item>
          <text:p text:style-name="P25">Performar em peças de teatro, espetáculos de dança ou outras artes performáticas.<text:span text:style-name="T4"/></text:p>
        </text:list-item>
        <text:list-item>
          <text:p text:style-name="P25">Impressionar ou influenciar o público com performances.<text:span text:style-name="T4"/></text:p>
        </text:list-item>
      </text:list>
      <text:p text:style-name="Standard"><text:span text:style-name="T32">CONVENCIMENTO (CAR OU SAB) </text:span>– Essa perícia permite ao personagem persuadir outras pessoas, mudando suas opiniões e crenças através de argumentos, charme ou lógica.<text:line-break/><text:span text:style-name="Strong_20_Emphasis">Usos Comuns:</text:span><text:span text:style-name="T4"/></text:p>
      <text:list text:style-name="L29">
        <text:list-item>
          <text:p text:style-name="P81">Convencer uma pessoa a seguir uma ideia ou proposta.<text:span text:style-name="T4"/></text:p>
        </text:list-item>
        <text:list-item>
          <text:p text:style-name="P80">Persuadir alguém a mudar de opinião sobre um assunto.<text:span text:style-name="T4"/></text:p>
        </text:list-item>
      </text:list>
      <text:p text:style-name="Text_20_body"><text:span text:style-name="T32">DEBATE (CAR OU SAB)</text:span> – A habilidade de debater com clareza e eficácia, utilizando argumentos lógicos e persuasivos para vencer discussões.<text:line-break/><text:span text:style-name="Strong_20_Emphasis">Usos Comuns:</text:span><text:span text:style-name="T4"/></text:p>
      <text:list text:style-name="L30">
        <text:list-item>
          <text:p text:style-name="P83">Disputar verbalmente sobre um tópico complexo ou político.<text:span text:style-name="T4"/></text:p>
        </text:list-item>
        <text:list-item>
          <text:p text:style-name="P82">Defender sua posição em uma discussão, refutando argumentos contrários.<text:span text:style-name="T4"/></text:p>
        </text:list-item>
      </text:list>
      <text:p text:style-name="Text_20_body"><text:span text:style-name="T32">DIPLOMACIA (CAR OU SAB)</text:span> – Capacidade de mediar e negociar, facilitando acordos entre diferentes partes, seja em relações políticas, comerciais ou pessoais.<text:line-break/><text:span text:style-name="Strong_20_Emphasis">Usos Comuns:</text:span><text:span text:style-name="T4"/></text:p>
      <text:list text:style-name="L31">
        <text:list-item>
          <text:p text:style-name="P85">Negociar tratados ou acordos entre facções ou nações.<text:span text:style-name="T4"/></text:p>
        </text:list-item>
        <text:list-item>
          <text:p text:style-name="P84">Resolver conflitos de maneira pacífica e estratégica.<text:span text:style-name="T4"/></text:p>
        </text:list-item>
      </text:list>
      <text:p text:style-name="P5"/>
      <text:p text:style-name="P86"><text:span text:style-name="T32">EMPATIA (CAR) </text:span>– Habilidade de perceber e compreender as emoções e sentimentos de outras pessoas, ajudando na interação social e na construção de relacionamentos.<text:line-break/><text:span text:style-name="Strong_20_Emphasis">Usos Comuns:</text:span><text:span text:style-name="T4"/></text:p>
      <text:list text:style-name="L32">
        <text:list-item>
          <text:p text:style-name="P88">Ler as emoções de outros e ajustar seu comportamento.<text:span text:style-name="T4"/></text:p>
        </text:list-item>
        <text:list-item>
          <text:p text:style-name="P87">Oferecer conselhos ou suporte emocional com sensibilidade.<text:span text:style-name="T4"/></text:p>
        </text:list-item>
      </text:list>
      <text:p text:style-name="Text_20_body"><text:span text:style-name="T32">LIDAR COM ANIMAIS (CAR) </text:span>– Perícia que permite ao personagem domar, treinar e acalmar animais selvagens ou domésticos, criando um vínculo de confiança.<text:line-break/><text:span text:style-name="Strong_20_Emphasis">Usos Comuns:</text:span><text:span text:style-name="T4"/></text:p>
      <text:list text:style-name="L33">
        <text:list-item>
          <text:p text:style-name="P90">Domar animais para montaria ou combate.<text:span text:style-name="T4"/></text:p>
        </text:list-item>
        <text:list-item>
          <text:p text:style-name="P89">Acalmar criaturas agressivas ou amedrontadas.<text:span text:style-name="T4"/></text:p>
        </text:list-item>
      </text:list>
      <text:p text:style-name="Text_20_body"><text:span text:style-name="T32">LIDERANÇA (CAR OU SAB) </text:span>– Habilidade de liderar e comandar grupos, inspirando confiança e respeito nos subordinados ou aliados.<text:line-break/><text:span text:style-name="Strong_20_Emphasis">Usos Comuns:</text:span><text:span text:style-name="T4"/></text:p>
      <text:list text:style-name="L34">
        <text:list-item>
          <text:p text:style-name="P92">Coordenar ações de equipe em missões ou batalhas.<text:span text:style-name="T4"/></text:p>
        </text:list-item>
        <text:list-item>
          <text:p text:style-name="P91">Tomar decisões importantes em momentos de crise e manter a moral alta.<text:span text:style-name="T4"/></text:p>
        </text:list-item>
      </text:list>
      <text:p text:style-name="Text_20_body"><text:span text:style-name="T32">MANIPULAÇÃO (CAR OU SAB) </text:span>– Capacidade de enganar ou manipular pessoas, distorcendo a verdade ou influenciando comportamentos para seu benefício.<text:line-break/><text:span text:style-name="Strong_20_Emphasis">Usos Comuns:</text:span><text:span text:style-name="T4"/></text:p>
      <text:list text:style-name="L35">
        <text:list-item>
          <text:p text:style-name="P94">Enganar uma pessoa para que ela realize uma ação sem saber da verdade.<text:span text:style-name="T4"/></text:p>
        </text:list-item>
        <text:list-item>
          <text:p text:style-name="P93">Manipular sentimentos ou opiniões de forma sutil.<text:span text:style-name="T4"/></text:p>
        </text:list-item>
      </text:list>
      <text:p text:style-name="Text_20_body"><text:span text:style-name="T32">MANHA (INT, CAR OU SAB)</text:span> – Habilidade de criar contatos e obter informações valiosas em ambientes sociais ou políticos, geralmente por meios indiretos.<text:line-break/><text:span text:style-name="Strong_20_Emphasis">Usos Comuns:</text:span><text:span text:style-name="T4"/></text:p>
      <text:list text:style-name="L36">
        <text:list-item>
          <text:p text:style-name="P96">Construir uma rede de aliados e informantes.<text:span text:style-name="T4"/></text:p>
        </text:list-item>
        <text:list-item>
          <text:p text:style-name="P95">Conseguir informações valiosas por meio de intrigas ou relacionamentos.<text:span text:style-name="T4"/></text:p>
        </text:list-item>
      </text:list>
      <text:p text:style-name="Text_20_body"><text:span text:style-name="T32">MENTIR (CAR OU SAB) </text:span>– Habilidade de contar mentiras de forma convincente, enganando outras pessoas sem levantar suspeitas.<text:line-break/><text:span text:style-name="Strong_20_Emphasis">Usos Comuns:</text:span><text:span text:style-name="T4"/></text:p>
      <text:list text:style-name="L37">
        <text:list-item>
          <text:p text:style-name="P98">Criar uma mentira para enganar alguém ou escapar de uma situação difícil.<text:span text:style-name="T4"/></text:p>
        </text:list-item>
        <text:list-item>
          <text:p text:style-name="P97">Disfarçar suas intenções ou ações.<text:span text:style-name="T4"/></text:p>
        </text:list-item>
      </text:list>
      <text:p text:style-name="Text_20_body"><text:span text:style-name="T32">INTIMIDAÇÃO (CAR) </text:span>– Capacidade de causar medo e coagir outras pessoas, impondo autoridade ou ameaçando consequências.<text:line-break/><text:span text:style-name="Strong_20_Emphasis">Usos Comuns:</text:span><text:span text:style-name="T4"/></text:p>
      <text:list text:style-name="L38">
        <text:list-item>
          <text:p text:style-name="P100">Forçar alguém a agir de acordo com sua vontade por meio do medo.<text:span text:style-name="T4"/></text:p>
        </text:list-item>
        <text:list-item>
          <text:p text:style-name="P99">Intimidar adversários em situações de conflito ou negociação.<text:span text:style-name="T4"/></text:p>
        </text:list-item>
      </text:list>
      <text:p text:style-name="Text_20_body"><text:span text:style-name="T32">SUBORNO (CAR OU INT)</text:span> – A perícia <text:span text:style-name="Strong_20_Emphasis">Suborno</text:span> envolve a habilidade de persuadir pessoas a fazerem o que você deseja por meio de favores, promessas ou ofertas de recursos, como dinheiro.<text:line-break/><text:soft-page-break/><text:span text:style-name="Strong_20_Emphasis">Usos Comuns:</text:span><text:span text:style-name="T4"/></text:p>
      <text:list text:style-name="L39">
        <text:list-item>
          <text:p text:style-name="P102">Oferecer subornos discretamente para obter favores ou informações.<text:span text:style-name="T4"/></text:p>
        </text:list-item>
        <text:list-item>
          <text:p text:style-name="P101">Persuadir guardas ou autoridades a ignorarem certas ações.<text:span text:style-name="T4"/></text:p>
        </text:list-item>
      </text:list>
      <text:p text:style-name="Text_20_body"><text:span text:style-name="T32">FALAR EM PÚBLICO (CAR) </text:span>– Habilidade de se expressar com clareza e confiança diante de um público, impressionando e inspirando as pessoas com suas palavras.<text:line-break/><text:span text:style-name="Strong_20_Emphasis">Usos Comuns:</text:span><text:span text:style-name="T4"/></text:p>
      <text:list text:style-name="L40">
        <text:list-item>
          <text:p text:style-name="P104">Fazer discursos em eventos importantes.<text:span text:style-name="T4"/></text:p>
        </text:list-item>
        <text:list-item>
          <text:p text:style-name="P103">Convencer grandes grupos de pessoas de suas ideias.<text:span text:style-name="T4"/></text:p>
        </text:list-item>
      </text:list>
      <text:p text:style-name="Text_20_body"><text:span text:style-name="T32">SENTIR MOTIVAÇÃO (CAR) </text:span>– Capacidade de perceber as intenções e motivações ocultas de outras pessoas, avaliando se alguém está mentindo ou escondendo algo.<text:line-break/><text:span text:style-name="Strong_20_Emphasis">Usos Comuns:</text:span><text:span text:style-name="T4"/></text:p>
      <text:list text:style-name="L41">
        <text:list-item>
          <text:p text:style-name="P106">Avaliar se uma pessoa está sendo honesta ou tentando enganá-lo.<text:span text:style-name="T4"/></text:p>
        </text:list-item>
        <text:list-item>
          <text:p text:style-name="P105">Detectar intenções ocultas em negociações ou conversas.<text:span text:style-name="T4"/></text:p>
        </text:list-item>
      </text:list>
      <text:p text:style-name="Text_20_body"><text:span text:style-name="T32">SEDUÇÃO (CAR) </text:span>– Habilidade de atrair e seduzir outras pessoas, manipulando-as emocionalmente através de charme ou fingimento de sentimentos amorosos.<text:line-break/><text:span text:style-name="Strong_20_Emphasis">Usos Comuns:</text:span><text:span text:style-name="T4"/></text:p>
      <text:list text:style-name="L42">
        <text:list-item>
          <text:p text:style-name="P108">Seduzir uma pessoa para obter favores ou informações.<text:span text:style-name="T4"/></text:p>
        </text:list-item>
        <text:list-item>
          <text:p text:style-name="P107">Manipular emocionalmente alguém para que faça o que você deseja.<text:span text:style-name="T4"/></text:p>
        </text:list-item>
      </text:list>
      <text:h text:style-name="P24" text:outline-level="3"><text:span text:style-name="T4">Perícias Mentais </text:span><text:span text:style-name="T5">(</text:span><text:span text:style-name="T6">INT, SAB </text:span><text:span text:style-name="T7">ou PER</text:span><text:span text:style-name="T5">)</text:span></text:h>
      <text:p text:style-name="P5"><text:span text:style-name="T8">OFÍCIO </text:span><text:span text:style-name="T11">GENÉRICO</text:span><text:span text:style-name="T8"> (INT OU SAB) </text:span><text:span text:style-name="T5">– </text:span><text:span text:style-name="T20">A perícia </text:span><text:span text:style-name="Strong_20_Emphasis"><text:span text:style-name="T20">Ofício Genérico</text:span></text:span><text:span text:style-name="T20"> representa o conhecimento e a habilidade especializada em um ofício específico dentro do cenário, como ferreiro, alquimista, carpinteiro, curandeiro, entre outros. Cada vez que esta perícia é escolhida, o jogador deve especificar o ofício em que o personagem é especializado. Esta perícia abrange todas as técnicas, ferramentas e conhecimentos necessários para realizar tarefas relacionadas ao ofício escolhido, desde a criação e manutenção até o reparo de itens, bem como a identificação de materiais e processos.<text:tab/>O Uso dessa pericia deverá incluir o ofício escolhido entre parênteses, por exemplo: </text:span><text:span text:style-name="T8">Ofício </text:span><text:span text:style-name="T11">Genérico (Ferreiro).</text:span></text:p>
      <text:p text:style-name="Text_20_body"><text:span text:style-name="Strong_20_Emphasis">Usos Comuns:</text:span></text:p>
      <text:list text:style-name="L43">
        <text:list-item>
          <text:p text:style-name="P110"><text:span text:style-name="Strong_20_Emphasis">Criação e Manutenção:</text:span> Utilizar conhecimentos e habilidades para criar, manter e aprimorar itens e equipamentos relacionados ao ofício. Por exemplo, um ferreiro pode forjar armas e armaduras, enquanto um alquimista pode produzir poções e elixires.</text:p>
        </text:list-item>
        <text:list-item>
          <text:p text:style-name="P110"><text:span text:style-name="Strong_20_Emphasis">Reparo:</text:span> Consertar e restaurar itens danificados ou desgastados, como reparar um item quebrado ou restaurar um item mágico a seu estado original.</text:p>
        </text:list-item>
        <text:list-item>
          <text:p text:style-name="P110"><text:span text:style-name="Strong_20_Emphasis">Reconhecimento:</text:span> Identificar e avaliar materiais e recursos relacionados ao ofício, reconhecer a qualidade de itens e diagnosticar problemas com objetos ou substâncias.</text:p>
        </text:list-item>
        <text:list-item>
          <text:p text:style-name="P109"><text:span text:style-name="Strong_20_Emphasis">Processos:</text:span> Aplicar técnicas e processos específicos para a realização eficiente de tarefas dentro do ofício, incluindo o uso correto de ferramentas e métodos especializados.</text:p>
        </text:list-item>
      </text:list>
      <text:p text:style-name="Text_20_body"><text:span text:style-name="Strong_20_Emphasis"><text:span text:style-name="T21">Exemplos de Ofícios:</text:span></text:span></text:p>
      <text:list text:style-name="L44">
        <text:list-item>
          <text:p text:style-name="P112"><text:span text:style-name="Strong_20_Emphasis">Ferreiro:</text:span> Fabricação e manutenção de armas e armaduras, conhecimento sobre metais e técnicas de forjamento.</text:p>
        </text:list-item>
        <text:list-item>
          <text:p text:style-name="P112"><text:span text:style-name="Strong_20_Emphasis">Alquimista:</text:span> Produção de poções, elixires e outros produtos químicos, conhecimento sobre ingredientes e suas propriedades.</text:p>
        </text:list-item>
        <text:list-item>
          <text:p text:style-name="P112"><text:span text:style-name="Strong_20_Emphasis">Carpinteiro:</text:span> Construção e reparo de estruturas de madeira, conhecimento sobre técnicas de marcenaria e ferramentas de carpintaria.</text:p>
        </text:list-item>
        <text:list-item>
          <text:p text:style-name="P111"><text:span text:style-name="Strong_20_Emphasis">Curandeiro:</text:span> Tratamento de ferimentos e doenças, uso de remédios naturais e técnicas de cura, conhecimento sobre ervas medicinais e práticas de cuidados com a saúde.</text:p>
        </text:list-item>
      </text:list>
      <text:p text:style-name="P14"><text:span text:style-name="T11">A</text:span><text:span text:style-name="T12">RMADILHAS (SAB) </text:span><text:span text:style-name="T22">– </text:span>A perícia <text:span text:style-name="Strong_20_Emphasis">Armadilhas</text:span> envolve o conhecimento e a destreza para lidar com armadilhas de vários tipos, desde simples laços de corda até mecanismos complexos. Aqueles com essa perícia podem detectar, montar, desarmar e criar armadilhas utilizando diversas ferramentas e materiais, seja em cenários de combate ou sobrevivência.<text:line-break/><text:span text:style-name="Strong_20_Emphasis">Usos Comuns:</text:span></text:p>
      <text:list text:style-name="L45">
        <text:list-item>
          <text:p text:style-name="P114">Detectar armadilhas ocultas em ambientes hostis.</text:p>
        </text:list-item>
        <text:list-item>
          <text:p text:style-name="P114">Desarmar mecanismos armados para evitar danos.</text:p>
        </text:list-item>
        <text:list-item>
          <text:p text:style-name="P113">Montar armadilhas eficazes para capturar ou deter inimigos.</text:p>
        </text:list-item>
      </text:list>
      <text:p text:style-name="Standard"/>
      <text:p text:style-name="P15"><text:span text:style-name="T32">SOBREVIVÊNCIA (SAB) </text:span>– A perícia <text:span text:style-name="Strong_20_Emphasis">Sobrevivência</text:span> abrange o conhecimento de técnicas essenciais para viver em ambientes hostis, como florestas, desertos ou montanhas. Os personagens que dominam essa perícia podem encontrar recursos naturais, construir abrigos e improvisar ferramentas.<text:line-break/><text:span text:style-name="Strong_20_Emphasis">Usos Comuns:</text:span></text:p>
      <text:list text:style-name="L46">
        <text:list-item>
          <text:p text:style-name="P116">Encontrar água potável e fontes de alimento.</text:p>
        </text:list-item>
        <text:list-item>
          <text:p text:style-name="P116">Construir abrigos improvisados para proteção contra o clima.</text:p>
        </text:list-item>
        <text:list-item>
          <text:p text:style-name="P115">Acender fogueiras em condições adversas.</text:p>
        </text:list-item>
      </text:list>
      <text:p text:style-name="P6"><text:span text:style-name="T23">OCULTISMO</text:span><text:span text:style-name="T24"> (</text:span><text:span text:style-name="T23">SAB</text:span><text:span text:style-name="T24">) </text:span><text:span text:style-name="T25">–</text:span><text:span text:style-name="T24"> </text:span><text:span text:style-name="T14">A perícia </text:span><text:span text:style-name="Strong_20_Emphasis"><text:span text:style-name="T5">Ocultismo</text:span></text:span><text:span text:style-name="T14"> representa o estudo e a compreensão de conhecimentos esotéricos, rituais arcanos e mistérios sobrenaturais. Personagens com essa perícia podem identificar artefatos mágicos, compreender textos ocultos e manipular forças sobrenaturais.<text:line-break/></text:span><text:span text:style-name="Strong_20_Emphasis"><text:span text:style-name="T5">Usos Comuns:</text:span></text:span></text:p>
      <text:list text:style-name="L47">
        <text:list-item>
          <text:p text:style-name="P118">Identificar artefatos e símbolos mágicos.</text:p>
        </text:list-item>
        <text:list-item>
          <text:p text:style-name="P118">Realizar rituais ou interpretar profecias.</text:p>
        </text:list-item>
        <text:list-item>
          <text:p text:style-name="P117">Investigar fenômenos sobrenaturais.</text:p>
        </text:list-item>
      </text:list>
      <text:p text:style-name="P5"><text:span text:style-name="T9">ADMINISTRAÇÃO (INT) </text:span><text:span text:style-name="T4">– Essa perícia envolve o conhecimento de como gerenciar negócios, equipes e projetos, além de entender hierarquias e estruturas corporativas. Um personagem com essa habilidade pode organizar recursos, liderar grupos e tomar decisões financeiras estratégicas.<text:line-break/></text:span><text:span text:style-name="Strong_20_Emphasis"><text:span text:style-name="T4">Usos Comuns:</text:span></text:span></text:p>
      <text:list text:style-name="L48">
        <text:list-item>
          <text:p text:style-name="P120">Gerenciar uma organização ou comércio.</text:p>
        </text:list-item>
        <text:list-item>
          <text:p text:style-name="P120">Tomar decisões financeiras baseadas em análise de risco.</text:p>
        </text:list-item>
        <text:list-item>
          <text:p text:style-name="P119">Resolver conflitos internos em equipes ou empresas.</text:p>
        </text:list-item>
      </text:list>
      <text:p text:style-name="P5"><text:span text:style-name="T9">ARROMBAMENTO (INT)</text:span><text:span text:style-name="T4"> – A perícia </text:span><text:span text:style-name="Strong_20_Emphasis"><text:span text:style-name="T4">Arrombamento</text:span></text:span><text:span text:style-name="T4"> permite ao personagem abrir fechaduras e sistemas de segurança sem a chave ou código correto. Ela inclui técnicas para arrombar portas, cofres e outros dispositivos trancados.<text:line-break/></text:span><text:span text:style-name="Strong_20_Emphasis"><text:span text:style-name="T4">Usos Comuns:</text:span></text:span></text:p>
      <text:list text:style-name="L49">
        <text:list-item>
          <text:p text:style-name="P122">Destrancar portas ou cofres trancados.</text:p>
        </text:list-item>
        <text:list-item>
          <text:p text:style-name="P121">Desarmar sistemas de segurança mecânicos ou digitais.</text:p>
        </text:list-item>
      </text:list>
      <text:p text:style-name="P5"><text:span text:style-name="T9">BIÓLOGO (SAB)</text:span><text:span text:style-name="T4"> – A perícia </text:span><text:span text:style-name="Strong_20_Emphasis"><text:span text:style-name="T4">Biólogo</text:span></text:span><text:span text:style-name="T4"> é o conhecimento acadêmico da biologia, incluindo estudo de plantas, animais e ecossistemas. Personagens com essa perícia podem realizar autópsias, catalogar espécies e identificar organismos perigosos ou úteis.<text:line-break/></text:span><text:span text:style-name="Strong_20_Emphasis"><text:span text:style-name="T4">Usos Comuns:</text:span></text:span></text:p>
      <text:list text:style-name="L50">
        <text:list-item>
          <text:p text:style-name="P124">Identificar espécies desconhecidas e seus comportamentos.</text:p>
        </text:list-item>
        <text:list-item>
          <text:p text:style-name="P124">Realizar estudos de ecossistemas naturais.</text:p>
        </text:list-item>
        <text:list-item>
          <text:p text:style-name="P123">Fornecer curas ou antídotos baseados em substâncias biológicas.</text:p>
        </text:list-item>
      </text:list>
      <text:p text:style-name="P5"/>
      <text:p text:style-name="P4"><text:span text:style-name="T9">CARTOGRAFIA (SAB)</text:span><text:span text:style-name="T4"> – A perícia </text:span><text:span text:style-name="Strong_20_Emphasis"><text:span text:style-name="T4">Cartografia</text:span></text:span><text:span text:style-name="T4"> envolve a habilidade de criar e interpretar mapas, permitindo que o personagem mapeie novos territórios e navegue com precisão por áreas desconhecidas.<text:line-break/></text:span><text:span text:style-name="Strong_20_Emphasis"><text:span text:style-name="T4">Usos Comuns:</text:span></text:span></text:p>
      <text:list text:style-name="L51">
        <text:list-item>
          <text:p text:style-name="P126">Criar mapas detalhados de áreas exploradas.</text:p>
        </text:list-item>
        <text:list-item>
          <text:p text:style-name="P126">Navegar com eficiência usando mapas e bússolas.</text:p>
        </text:list-item>
        <text:list-item>
          <text:p text:style-name="P125">Decifrar mapas antigos ou incompletos.</text:p>
        </text:list-item>
      </text:list>
      <text:p text:style-name="P5"><text:span text:style-name="T9">CIÊNCIA FORENSE (INT)</text:span><text:span text:style-name="T4"> – Essa perícia permite ao personagem analisar cenas de crime, investigar causas de morte e realizar autópsias. Ela envolve o conhecimento técnico de anatomia, química e investigação criminal.<text:line-break/></text:span><text:span text:style-name="Strong_20_Emphasis"><text:span text:style-name="T4">Usos Comuns:</text:span></text:span></text:p>
      <text:list text:style-name="L52">
        <text:list-item>
          <text:p text:style-name="P128">Determinar a causa da morte em autópsias.</text:p>
        </text:list-item>
        <text:list-item>
          <text:p text:style-name="P128">Recolher evidências em cenas de crime.</text:p>
        </text:list-item>
        <text:list-item>
          <text:p text:style-name="P127">Reconstruir eventos criminais baseados em vestígios.</text:p>
        </text:list-item>
      </text:list>
      <text:p text:style-name="P5"><text:span text:style-name="T9">COMÉRCIO (INT OU SAB) </text:span><text:span text:style-name="T4">– A perícia </text:span><text:span text:style-name="Strong_20_Emphasis"><text:span text:style-name="T4">Comércio</text:span></text:span><text:span text:style-name="T4"> envolve negociação, avaliação de preços e conhecimento de mercadorias. Um personagem com essa habilidade pode reconhecer oportunidades de lucro, barganhar por melhores preços e fazer acordos vantajosos.<text:line-break/></text:span><text:span text:style-name="Strong_20_Emphasis"><text:span text:style-name="T4">Usos Comuns:</text:span></text:span></text:p>
      <text:list text:style-name="L53">
        <text:list-item>
          <text:p text:style-name="P130">Avaliar o valor de mercadorias ou serviços.</text:p>
        </text:list-item>
        <text:list-item>
          <text:p text:style-name="P130">Negociar preços em compras e vendas.</text:p>
        </text:list-item>
        <text:list-item>
          <text:p text:style-name="P129">Reconhecer fraudes ou mercadorias falsificadas.</text:p>
        </text:list-item>
      </text:list>
      <text:p text:style-name="P5"><text:span text:style-name="T9">COMPUTADORES (INT OU SAB) </text:span><text:span text:style-name="T4">– Essa perícia abrange o uso de computadores, desde programação básica até manipulação de sistemas complexos. O personagem pode hackear sistemas, criar softwares ou resolver problemas relacionados à tecnologia da informação.<text:line-break/></text:span><text:span text:style-name="Strong_20_Emphasis"><text:span text:style-name="T4">Usos Comuns:</text:span></text:span></text:p>
      <text:list text:style-name="L54">
        <text:list-item>
          <text:p text:style-name="P132">Programar ou consertar sistemas computacionais.</text:p>
        </text:list-item>
        <text:list-item>
          <text:p text:style-name="P132">Hackear redes ou quebrar senhas.</text:p>
        </text:list-item>
        <text:list-item>
          <text:p text:style-name="P131">Gerenciar grandes quantidades de dados.</text:p>
        </text:list-item>
      </text:list>
      <text:p text:style-name="P5"><text:span text:style-name="T9">CONTABILIDADE (INT) </text:span><text:span text:style-name="T4">– A perícia </text:span><text:span text:style-name="Strong_20_Emphasis"><text:span text:style-name="T4">Contabilidade</text:span></text:span><text:span text:style-name="T4"> envolve o conhecimento de balanços financeiros, impostos e auditorias. O personagem pode analisar relatórios financeiros, planejar orçamentos e evitar fraudes fiscais.<text:line-break/></text:span><text:span text:style-name="Strong_20_Emphasis"><text:span text:style-name="T4">Usos Comuns:</text:span></text:span></text:p>
      <text:list text:style-name="L55">
        <text:list-item>
          <text:p text:style-name="P134">Elaborar relatórios financeiros precisos.</text:p>
        </text:list-item>
        <text:list-item>
          <text:p text:style-name="P134">Detectar irregularidades financeiras.</text:p>
        </text:list-item>
        <text:list-item>
          <text:p text:style-name="P133">Planejar o orçamento de uma empresa ou organização.</text:p>
        </text:list-item>
      </text:list>
      <text:p text:style-name="P5"/>
      <text:p text:style-name="P4"><text:span text:style-name="T9">CONHECIMENTO UNIVERSAL (SAB) </text:span><text:span text:style-name="T4">– Essa perícia representa o vasto conhecimento do personagem sobre o universo e seus mistérios, incluindo planetas, sistemas solares e outros planos de existência.<text:line-break/></text:span><text:span text:style-name="Strong_20_Emphasis"><text:span text:style-name="T4">Usos Comuns:</text:span></text:span></text:p>
      <text:list text:style-name="L56">
        <text:list-item>
          <text:p text:style-name="P136">Entender fenômenos cósmicos ou astrológicos.</text:p>
        </text:list-item>
        <text:list-item>
          <text:p text:style-name="P136">Navegar por diferentes planos de existência.</text:p>
        </text:list-item>
        <text:list-item>
          <text:p text:style-name="P135">Resolver enigmas baseados em conhecimentos universais.</text:p>
        </text:list-item>
      </text:list>
      <text:p text:style-name="P5"><text:span text:style-name="T9">CRIPTOGRAFIA (INT)</text:span><text:span text:style-name="T4"> – A perícia </text:span><text:span text:style-name="Strong_20_Emphasis"><text:span text:style-name="T4">Criptografia</text:span></text:span><text:span text:style-name="T4"> permite ao personagem criar ou decifrar códigos e mensagens secretas, sendo vital para espionagem, comunicação segura e proteção de dados.<text:line-break/></text:span><text:span text:style-name="Strong_20_Emphasis"><text:span text:style-name="T4">Usos Comuns:</text:span></text:span></text:p>
      <text:list text:style-name="L57">
        <text:list-item>
          <text:p text:style-name="P138">Decifrar códigos ou mensagens criptografadas.</text:p>
        </text:list-item>
        <text:list-item>
          <text:p text:style-name="P138">Criar sistemas de segurança com base em criptografia.</text:p>
        </text:list-item>
        <text:list-item>
          <text:p text:style-name="P137">Proteger informações confidenciais.</text:p>
        </text:list-item>
      </text:list>
      <text:p text:style-name="P5"><text:span text:style-name="T9">DISFARCE (INT OU CAR) </text:span><text:span text:style-name="T4">– A perícia </text:span><text:span text:style-name="Strong_20_Emphasis"><text:span text:style-name="T4">Disfarce</text:span></text:span><text:span text:style-name="T4"> envolve a habilidade de se transformar em outra pessoa, seja para infiltração ou para escapar de uma situação perigosa. Inclui a criação de disfarces físicos e comportamentais.<text:line-break/></text:span><text:span text:style-name="Strong_20_Emphasis"><text:span text:style-name="T4">Usos Comuns:</text:span></text:span></text:p>
      <text:list text:style-name="L58">
        <text:list-item>
          <text:p text:style-name="P140">Criar disfarces convincentes para se passar por outra pessoa.</text:p>
        </text:list-item>
        <text:list-item>
          <text:p text:style-name="P139">Assumir uma nova identidade em situações de espionagem.</text:p>
        </text:list-item>
      </text:list>
      <text:p text:style-name="P17"><text:span text:style-name="T9">ECONOMIA (INT)</text:span><text:span text:style-name="T4"> – A perícia </text:span><text:span text:style-name="Strong_20_Emphasis"><text:span text:style-name="T4">Economia</text:span></text:span><text:span text:style-name="T4"> abrange o conhecimento de macroeconomia, políticas monetárias e sistemas financeiros. O personagem pode analisar mercados, prever tendências econômicas e aconselhar sobre políticas financeiras. </text:span><text:span text:style-name="T27">E</text:span><text:span text:style-name="T4">nvolve a </text:span><text:span text:style-name="Strong_20_Emphasis"><text:span text:style-name="T4">compreensão teórica e sistêmica</text:span></text:span><text:span text:style-name="T4"> de como funcionam os mercados e sistemas financeiros em grande escala, focando na análise de tendências e políticas macroeconômicas.<text:line-break/></text:span><text:span text:style-name="Strong_20_Emphasis"><text:span text:style-name="T4">Usos Comuns:</text:span></text:span></text:p>
      <text:list text:style-name="L59">
        <text:list-item>
          <text:p text:style-name="P142">Prever crises econômicas e analisar mercados.</text:p>
        </text:list-item>
        <text:list-item>
          <text:p text:style-name="P142">Planejar políticas econômicas para nações ou corporações.</text:p>
        </text:list-item>
        <text:list-item>
          <text:p text:style-name="P141">Gerenciar grandes investimentos e transações.</text:p>
        </text:list-item>
      </text:list>
      <text:p text:style-name="P5"><text:span text:style-name="T9">ELETRÔNICA (INT) </text:span><text:span text:style-name="T4">– A perícia </text:span><text:span text:style-name="Strong_20_Emphasis"><text:span text:style-name="T4">Eletrônica</text:span></text:span><text:span text:style-name="T4"> envolve o conhecimento de circuitos, sistemas eletrônicos e dispositivos tecnológicos. O personagem pode projetar, reparar e modificar equipamentos eletrônicos.<text:line-break/></text:span><text:span text:style-name="Strong_20_Emphasis"><text:span text:style-name="T4">Usos Comuns:</text:span></text:span></text:p>
      <text:list text:style-name="L60">
        <text:list-item>
          <text:p text:style-name="P144">Consertar ou modificar dispositivos eletrônicos.</text:p>
        </text:list-item>
        <text:list-item>
          <text:p text:style-name="P143">Criar novos projetos de sistemas eletrônicos.</text:p>
        </text:list-item>
      </text:list>
      <text:p text:style-name="P5"/>
      <text:p text:style-name="P4"><text:span text:style-name="T9">ETIQUETA (SAB) </text:span><text:span text:style-name="T4">– A perícia </text:span><text:span text:style-name="Strong_20_Emphasis"><text:span text:style-name="T4">Etiqueta</text:span></text:span><text:span text:style-name="T4"> representa o conhecimento de protocolos formais e sociais, especialmente em contextos hierárquicos ou aristocráticos. O personagem com essa habilidade sabe como se comportar em eventos formais e como interagir com figuras de autoridade.<text:line-break/></text:span><text:span text:style-name="Strong_20_Emphasis"><text:span text:style-name="T4">Usos Comuns:</text:span></text:span></text:p>
      <text:list text:style-name="L61">
        <text:list-item>
          <text:p text:style-name="P146">Agir corretamente em eventos diplomáticos ou sociais.</text:p>
        </text:list-item>
        <text:list-item>
          <text:p text:style-name="P145">Conquistar o favor de figuras de alta hierarquia.</text:p>
        </text:list-item>
      </text:list>
      <text:p text:style-name="P5"><text:span text:style-name="T9">ENSINO (INT, SAB OU CAR) </text:span><text:span text:style-name="T4">– Essa perícia envolve a habilidade de transmitir conhecimento de forma eficaz, seja em ambientes formais ou informais. O personagem pode ensinar disciplinas, realizar palestras ou treinar outros.<text:line-break/></text:span><text:span text:style-name="Strong_20_Emphasis"><text:span text:style-name="T4">Usos Comuns:</text:span></text:span></text:p>
      <text:list text:style-name="L62">
        <text:list-item>
          <text:p text:style-name="P148">Dar aulas ou treinar grupos.</text:p>
        </text:list-item>
        <text:list-item>
          <text:p text:style-name="P147">Explicar conceitos complexos de forma clara e didática.</text:p>
        </text:list-item>
      </text:list>
      <text:p text:style-name="P5"><text:span text:style-name="T9">ESPIONAGEM (INT)</text:span><text:span text:style-name="T4"> – A perícia </text:span><text:span text:style-name="Strong_20_Emphasis"><text:span text:style-name="T4">Espionagem</text:span></text:span><text:span text:style-name="T4"> abrange várias técnicas de infiltração, coleta de informações e sabotagem. O personagem é capaz de realizar operações secretas sem ser detectado.<text:line-break/></text:span><text:span text:style-name="Strong_20_Emphasis"><text:span text:style-name="T4">Usos Comuns:</text:span></text:span></text:p>
      <text:list text:style-name="L63">
        <text:list-item>
          <text:p text:style-name="P150">Instalar câmeras ou escutas secretas.</text:p>
        </text:list-item>
        <text:list-item>
          <text:p text:style-name="P149">Infiltrar-se em organizações inimigas.</text:p>
        </text:list-item>
      </text:list>
      <text:p text:style-name="P5"><text:span text:style-name="T9">ESCREVER (INT) </text:span><text:span text:style-name="T4">– A perícia </text:span><text:span text:style-name="Strong_20_Emphasis"><text:span text:style-name="T4">Escrever</text:span></text:span><text:span text:style-name="T4"> envolve a habilidade de redigir textos claros e convincentes, seja para obras literárias, relatórios ou documentos técnicos.<text:line-break/></text:span><text:span text:style-name="Strong_20_Emphasis"><text:span text:style-name="T4">Usos Comuns:</text:span></text:span></text:p>
      <text:list text:style-name="L64">
        <text:list-item>
          <text:p text:style-name="P152">Redigir relatórios detalhados ou obras de ficção.</text:p>
        </text:list-item>
        <text:list-item>
          <text:p text:style-name="P151">Escrever discursos ou comunicados.</text:p>
        </text:list-item>
      </text:list>
      <text:p text:style-name="P5"><text:span text:style-name="T9">ESTRATÉGIA MILITAR (INT OU SAB) </text:span><text:span text:style-name="T4">– A perícia </text:span><text:span text:style-name="Strong_20_Emphasis"><text:span text:style-name="T4">Estratégia Militar</text:span></text:span><text:span text:style-name="T4"> envolve o planejamento e execução de operações táticas em campo de batalha. O personagem pode analisar formações militares, prever movimentos inimigos e comandar tropas com eficiência.<text:line-break/></text:span><text:span text:style-name="Strong_20_Emphasis"><text:span text:style-name="T4">Usos Comuns:</text:span></text:span></text:p>
      <text:list text:style-name="L65">
        <text:list-item>
          <text:p text:style-name="P154">Planejar estratégias de combate.</text:p>
        </text:list-item>
        <text:list-item>
          <text:p text:style-name="P153">Comandar exércitos em batalhas.</text:p>
        </text:list-item>
      </text:list>
      <text:p text:style-name="P5"><text:span text:style-name="T9">EXPLOSIVOS (INT)</text:span><text:span text:style-name="T4"> – Essa perícia permite ao personagem manusear, criar e desarmar explosivos. Inclui o conhecimento técnico sobre diferentes tipos de explosivos e suas aplicações.<text:line-break/></text:span><text:span text:style-name="Strong_20_Emphasis"><text:span text:style-name="T4">Usos Comuns:</text:span></text:span></text:p>
      <text:list text:style-name="L66">
        <text:list-item>
          <text:p text:style-name="P156">Armar ou desarmar explosivos.</text:p>
        </text:list-item>
        <text:list-item>
          <text:p text:style-name="P155">Criar bombas ou dispositivos explosivos.</text:p>
        </text:list-item>
      </text:list>
      <text:p text:style-name="P8"/>
      <text:p text:style-name="P9"><text:span text:style-name="T9">FARMÁCIA (INT) </text:span><text:span text:style-name="T4">– A perícia de </text:span><text:span text:style-name="Strong_20_Emphasis"><text:span text:style-name="T4">Farmácia</text:span></text:span><text:span text:style-name="T4"> abrange o conhecimento detalhado sobre a composição, fabricação, e efeitos de remédios, poções, drogas, antídotos e outros tipos de medicamentos. Um personagem com essa perícia é capaz de preparar e administrar substâncias terapêuticas, entender as interações entre medicamentos e seus efeitos colaterais, além de identificar componentes naturais e sintéticos úteis para a cura. Também inclui a capacidade de diagnosticar e formular o tratamento adequado com base nos sintomas apresentados.</text:span></text:p>
      <text:p text:style-name="P8"><text:span text:style-name="Strong_20_Emphasis">Usos Comuns:</text:span></text:p>
      <text:list text:style-name="L67">
        <text:list-item>
          <text:p text:style-name="P158">Criar remédios ou poções a partir de ervas, ingredientes mágicos ou químicos.</text:p>
        </text:list-item>
        <text:list-item>
          <text:p text:style-name="P158">Reconhecer drogas perigosas ou venenos, identificando seus efeitos e possíveis antídotos.</text:p>
        </text:list-item>
        <text:list-item>
          <text:p text:style-name="P158">Saber a dosagem correta para diferentes tipos de remédios e a forma adequada de administrá-los.</text:p>
        </text:list-item>
        <text:list-item>
          <text:p text:style-name="P158">Preparar misturas de cura para diversas aflições, como doenças, ferimentos e envenenamentos.</text:p>
        </text:list-item>
        <text:list-item>
          <text:p text:style-name="P157">Estocar e conservar medicamentos de forma eficaz para que mantenham sua potência ao longo do tempo.</text:p>
        </text:list-item>
      </text:list>
      <text:p text:style-name="P5"><text:span text:style-name="T9">FALSIFICAÇÃO (INT) </text:span><text:span text:style-name="T4">– A perícia </text:span><text:span text:style-name="Strong_20_Emphasis"><text:span text:style-name="T4">Falsificação</text:span></text:span><text:span text:style-name="T4"> envolve a habilidade de criar cópias falsas de documentos, objetos de arte, dinheiro e outros itens valiosos ou oficiais. O personagem com essa habilidade pode forjar identidades, alterar registros e produzir reproduções tão perfeitas que enganam até os mais peritos.<text:line-break/></text:span><text:span text:style-name="Strong_20_Emphasis"><text:span text:style-name="T4">Usos Comuns:</text:span></text:span></text:p>
      <text:list text:style-name="L68">
        <text:list-item>
          <text:p text:style-name="P160">Criar documentos falsos, como passaportes ou contratos.</text:p>
        </text:list-item>
        <text:list-item>
          <text:p text:style-name="P160">Forjar obras de arte ou antiguidades.</text:p>
        </text:list-item>
        <text:list-item>
          <text:p text:style-name="P159">Produzir dinheiro falso ou outros itens valiosos.</text:p>
        </text:list-item>
      </text:list>
      <text:p text:style-name="P5"><text:span text:style-name="T9">FÍSICA (INT) </text:span><text:span text:style-name="T4">– A perícia </text:span><text:span text:style-name="Strong_20_Emphasis"><text:span text:style-name="T4">Física</text:span></text:span><text:span text:style-name="T4"> abrange o conhecimento dos princípios da física, incluindo mecânica, termodinâmica, óptica e eletricidade. O personagem pode aplicar esses conhecimentos em diversas áreas, como engenharia, construção de máquinas e resolução de problemas científicos.<text:line-break/></text:span><text:span text:style-name="Strong_20_Emphasis"><text:span text:style-name="T4">Usos Comuns:</text:span></text:span></text:p>
      <text:list text:style-name="L69">
        <text:list-item>
          <text:p text:style-name="P162">Resolver problemas complexos de engenharia.</text:p>
        </text:list-item>
        <text:list-item>
          <text:p text:style-name="P162">Analisar fenômenos físicos, como movimento e energia.</text:p>
        </text:list-item>
        <text:list-item>
          <text:p text:style-name="P161">Aplicar conhecimentos de física em invenções e experimentos.</text:p>
        </text:list-item>
      </text:list>
      <text:p text:style-name="P16"><text:span text:style-name="T9">FINANÇAS (INT) </text:span><text:span text:style-name="T4">– A perícia </text:span><text:span text:style-name="Strong_20_Emphasis"><text:span text:style-name="T4">Finanças</text:span></text:span><text:span text:style-name="T4"> cobre uma ampla gama de conhecimentos relacionados ao manejo de dinheiro, como contabilidade, investimentos, impostos e planejamento econômico. O personagem pode fazer auditorias, realizar previsões financeiras e gerenciar grandes somas de dinheiro. </text:span><text:span text:style-name="T26">L</text:span><text:span text:style-name="T4">ida com o </text:span><text:span text:style-name="Strong_20_Emphasis"><text:span text:style-name="T4">controle prático e técnico de dinheiro</text:span></text:span><text:span text:style-name="T4"> em empresas ou indivíduos, focando na gestão de ativos financeiros e na otimização de recursos.<text:line-break/></text:span><text:span text:style-name="Strong_20_Emphasis"><text:span text:style-name="T4">Usos Comuns:</text:span></text:span></text:p>
      <text:list text:style-name="L70">
        <text:list-item>
          <text:p text:style-name="P164">Fazer investimentos estratégicos.</text:p>
        </text:list-item>
        <text:list-item>
          <text:p text:style-name="P164">Realizar auditorias e planejar orçamentos.</text:p>
        </text:list-item>
        <text:list-item>
          <text:p text:style-name="P163">Prever tendências econômicas e evitar crises financeiras.</text:p>
        </text:list-item>
      </text:list>
      <text:p text:style-name="P5"><text:soft-page-break/><text:span text:style-name="T9">FOTOGRAFIA (INT OU SAB) </text:span><text:span text:style-name="T4">– A perícia </text:span><text:span text:style-name="Strong_20_Emphasis"><text:span text:style-name="T4">Fotografia</text:span></text:span><text:span text:style-name="T4"> envolve a habilidade de capturar imagens com qualidade profissional. Inclui a compreensão de técnicas de composição, iluminação e pós-processamento, bem como a análise detalhada de fotografias para fins investigativos ou artísticos.<text:line-break/></text:span><text:span text:style-name="Strong_20_Emphasis"><text:span text:style-name="T4">Usos Comuns:</text:span></text:span></text:p>
      <text:list text:style-name="L71">
        <text:list-item>
          <text:p text:style-name="P166">Capturar fotografias artísticas ou documentais de alta qualidade.</text:p>
        </text:list-item>
        <text:list-item>
          <text:p text:style-name="P166">Analisar e melhorar imagens digitalmente.</text:p>
        </text:list-item>
        <text:list-item>
          <text:p text:style-name="P165">Usar fotos como parte de uma investigação ou reportagem.</text:p>
        </text:list-item>
      </text:list>
      <text:p text:style-name="P5"><text:span text:style-name="T9">GEOLOGIA (INT OU SAB) </text:span><text:span text:style-name="T4">– A perícia </text:span><text:span text:style-name="Strong_20_Emphasis"><text:span text:style-name="T4">Geologia</text:span></text:span><text:span text:style-name="T4"> inclui o estudo da composição, estrutura e história do solo, rochas e minerais. O personagem pode usar esse conhecimento para descobrir recursos naturais, identificar minerais raros e compreender as mudanças geológicas ao longo do tempo.<text:line-break/></text:span><text:span text:style-name="Strong_20_Emphasis"><text:span text:style-name="T4">Usos Comuns:</text:span></text:span></text:p>
      <text:list text:style-name="L72">
        <text:list-item>
          <text:p text:style-name="P168">Identificar e classificar tipos de rochas e minerais.</text:p>
        </text:list-item>
        <text:list-item>
          <text:p text:style-name="P168">Prever deslizamentos de terra ou erupções vulcânicas.</text:p>
        </text:list-item>
        <text:list-item>
          <text:p text:style-name="P167">Descobrir depósitos de minerais ou petróleo.</text:p>
        </text:list-item>
      </text:list>
      <text:p text:style-name="P5"><text:span text:style-name="T9">HACKING (INT) </text:span><text:span text:style-name="T4">– A perícia </text:span><text:span text:style-name="Strong_20_Emphasis"><text:span text:style-name="T4">Hacking</text:span></text:span><text:span text:style-name="T4"> envolve o conhecimento e a habilidade de invadir sistemas de computadores, criar e implantar vírus, manipular redes e quebrar sistemas de segurança digitais. O personagem pode usar essa perícia para obter informações confidenciais ou tomar controle de sistemas eletrônicos.<text:line-break/></text:span><text:span text:style-name="Strong_20_Emphasis"><text:span text:style-name="T4">Usos Comuns:</text:span></text:span></text:p>
      <text:list text:style-name="L73">
        <text:list-item>
          <text:p text:style-name="P170">Invadir redes de computadores e roubar dados.</text:p>
        </text:list-item>
        <text:list-item>
          <text:p text:style-name="P170">Desativar sistemas de segurança cibernética.</text:p>
        </text:list-item>
        <text:list-item>
          <text:p text:style-name="P169">Criar vírus ou outros tipos de malware.</text:p>
        </text:list-item>
      </text:list>
      <text:p text:style-name="P5"><text:span text:style-name="T9">HERBALISMO (SAB) </text:span><text:span text:style-name="T4">– A perícia </text:span><text:span text:style-name="Strong_20_Emphasis"><text:span text:style-name="T4">Herbalismo</text:span></text:span><text:span text:style-name="T4"> envolve o conhecimento sobre plantas e ervas medicinais. O personagem pode identificar plantas benéficas ou venenosas, preparar remédios naturais e criar poções curativas ou venenos a partir de ingredientes vegetais.<text:line-break/></text:span><text:span text:style-name="Strong_20_Emphasis"><text:span text:style-name="T4">Usos Comuns:</text:span></text:span></text:p>
      <text:list text:style-name="L74">
        <text:list-item>
          <text:p text:style-name="P172">Criar poções e remédios de cura a partir de ervas.</text:p>
        </text:list-item>
        <text:list-item>
          <text:p text:style-name="P172">Identificar plantas venenosas ou úteis em ambientes naturais.</text:p>
        </text:list-item>
        <text:list-item>
          <text:p text:style-name="P171">Preparar antídotos ou venenos a partir de ingredientes herbais.</text:p>
        </text:list-item>
      </text:list>
      <text:p text:style-name="P5"><text:span text:style-name="T9">INVESTIGAÇÃO (INT OU SAB) </text:span><text:span text:style-name="T4">– A perícia </text:span><text:span text:style-name="Strong_20_Emphasis"><text:span text:style-name="T4">Investigação</text:span></text:span><text:span text:style-name="T4"> envolve a habilidade de reunir e analisar pistas, deduzir informações e resolver mistérios ou crimes. O personagem pode usar essa perícia para fazer conexões entre evidências e descobrir a verdade em situações complexas.<text:line-break/></text:span><text:span text:style-name="Strong_20_Emphasis"><text:span text:style-name="T4">Usos Comuns:</text:span></text:span></text:p>
      <text:list text:style-name="L75">
        <text:list-item>
          <text:p text:style-name="P174">Recolher pistas em cenas de crime.</text:p>
        </text:list-item>
        <text:list-item>
          <text:p text:style-name="P174">Deduzir a sequência de eventos com base em evidências.</text:p>
        </text:list-item>
        <text:list-item>
          <text:p text:style-name="P173">Descobrir segredos ocultos em situações misteriosas.</text:p>
        </text:list-item>
      </text:list>
      <text:p text:style-name="P5"/>
      <text:p text:style-name="P4"><text:span text:style-name="T9">LINGUÍSTICA (SAB) </text:span><text:span text:style-name="T4">– Essa perícia dá ao personagem o conhecimento de qualquer língua. A cada nível da perícia o personagem fala </text:span><text:span text:style-name="T9">+2 línguas</text:span><text:span text:style-name="T4">, além disso essa é uma perícia que dá trabalho ser aprendida. Lembre-se de anotar na quinta ficha em Idiomas.</text:span></text:p>
      <text:p text:style-name="P5"><text:span text:style-name="T9">LITERATURA (INT OU SAB) </text:span><text:span text:style-name="T4">– A perícia </text:span><text:span text:style-name="Strong_20_Emphasis"><text:span text:style-name="T4">Literatura</text:span></text:span><text:span text:style-name="T4"> envolve o conhecimento profundo de obras literárias, incluindo análise crítica e interpretação acadêmica de textos clássicos e contemporâneos. O personagem com essa perícia pode escrever ensaios ou livros, ou usar a literatura para ganhar insights sobre culturas e filosofias.<text:line-break/></text:span><text:span text:style-name="Strong_20_Emphasis"><text:span text:style-name="T4">Usos Comuns:</text:span></text:span></text:p>
      <text:list text:style-name="L76">
        <text:list-item>
          <text:p text:style-name="P176">Interpretar e analisar obras literárias complexas.</text:p>
        </text:list-item>
        <text:list-item>
          <text:p text:style-name="P176">Escrever ensaios, livros ou críticas literárias.</text:p>
        </text:list-item>
        <text:list-item>
          <text:p text:style-name="P175">Compreender a história e os impactos culturais da literatura.</text:p>
        </text:list-item>
      </text:list>
      <text:p text:style-name="P5"><text:span text:style-name="T9">RUNAS E SIMBOLISMO (SAB) – </text:span><text:span text:style-name="T16">A perícia </text:span><text:span text:style-name="Strong_20_Emphasis"><text:span text:style-name="T4">Runas e Simbolismo</text:span></text:span><text:span text:style-name="T16"> representa o conhecimento de antigos símbolos, runas e sua aplicação em rituais, feitiços ou como marcações sagradas. O personagem pode interpretar inscrições antigas e usá-las para magia ou compreensão histórica.<text:line-break/></text:span><text:span text:style-name="Strong_20_Emphasis"><text:span text:style-name="T4">Usos Comuns:</text:span></text:span></text:p>
      <text:list text:style-name="L77">
        <text:list-item>
          <text:p text:style-name="P178">Decifrar símbolos antigos em artefatos ou textos.</text:p>
        </text:list-item>
        <text:list-item>
          <text:p text:style-name="P178">Usar runas em feitiços ou rituais mágicos.</text:p>
        </text:list-item>
        <text:list-item>
          <text:p text:style-name="P177">Reconhecer a origem e o significado de símbolos místicos.</text:p>
        </text:list-item>
      </text:list>
      <text:p text:style-name="P5"><text:span text:style-name="T32">PESCARIA (SAB) –</text:span> A perícia de Pescaria representa o conhecimento e habilidade de capturar peixes e outros seres aquáticos. Envolve a utilização de diferentes técnicas de pesca, desde o uso de redes, varas de pesca, arpões, até métodos mais rudimentares como pesca com as mãos ou armadilhas. A perícia também abrange o entendimento dos hábitos dos peixes, a escolha dos melhores locais e momentos para pescar, e o uso adequado de iscas e anzóis. Pode incluir tanto pesca em água doce quanto em água salgada.</text:p>
      <text:p text:style-name="P10"><text:span text:style-name="T9">PSICOLOGIA (SAB OU INT)</text:span><text:span text:style-name="T4"> – A perícia de </text:span><text:span text:style-name="Strong_20_Emphasis"><text:span text:style-name="T4">Psicologia</text:span></text:span><text:span text:style-name="T4"> envolve o estudo do comportamento humano e das emoções, permitindo ao personagem analisar, prever e até manipular as ações e reações de outros indivíduos. Um psicólogo hábil pode entender as motivações ocultas, traumas ou distúrbios mentais de uma pessoa e usar esse conhecimento tanto para curar quanto para influenciar. Essa perícia também pode ser útil para interpretar mentiras, detectar dissimulação ou ajudar personagens a superar problemas psicológicos.</text:span></text:p>
      <text:p text:style-name="P10"><text:span text:style-name="Strong_20_Emphasis">Usos Comuns:</text:span></text:p>
      <text:list text:style-name="L78">
        <text:list-item>
          <text:p text:style-name="P180">Analisar o comportamento de uma pessoa para deduzir seus medos, desejos e motivações ocultas.</text:p>
        </text:list-item>
        <text:list-item>
          <text:p text:style-name="P180">Prever como uma pessoa provavelmente reagirá em uma determinada situação emocional ou social.</text:p>
        </text:list-item>
        <text:list-item>
          <text:p text:style-name="P180">Manipular as emoções de alguém, usando técnicas de persuasão e manipulação psicológica.</text:p>
        </text:list-item>
        <text:list-item>
          <text:p text:style-name="P180">Tratar distúrbios mentais ou traumas, fornecendo conselhos ou tratamento psicológico para estabilizar ou curar um personagem.</text:p>
        </text:list-item>
        <text:list-item>
          <text:p text:style-name="P179">Detectar mentiras, inseguranças ou tentativas de manipulação em interações sociais.</text:p>
        </text:list-item>
      </text:list>
      <text:p text:style-name="P5"><text:soft-page-break/><text:span text:style-name="T9">ENGENHARIA (INT) – </text:span><text:span text:style-name="T17">A perícia de </text:span><text:span text:style-name="Strong_20_Emphasis"><text:span text:style-name="T19">Engenharia</text:span></text:span><text:span text:style-name="T17"> cobre o conhecimento teórico e prático necessário para projetar, construir, reparar e modificar estruturas e dispositivos mecânicos ou eletrônicos. Um engenheiro competente pode criar desde armadilhas e fortalezas até sistemas complexos de irrigação ou maquinário, sendo capaz de entender a física e os princípios de design por trás de qualquer construção. A perícia também abrange a compreensão de materiais e o cálculo preciso para garantir a segurança e a eficiência de uma obra ou máquina.</text:span></text:p>
      <text:p text:style-name="Text_20_body"><text:span text:style-name="Strong_20_Emphasis">Usos Comuns:</text:span></text:p>
      <text:list text:style-name="L79">
        <text:list-item>
          <text:p text:style-name="P182">Projetar construções, pontes, fortificações ou outros tipos de infraestrutura.</text:p>
        </text:list-item>
        <text:list-item>
          <text:p text:style-name="P182">Construir e consertar dispositivos mecânicos como catapultas, portões reforçados ou elevadores.</text:p>
        </text:list-item>
        <text:list-item>
          <text:p text:style-name="P182">Criar armadilhas ou sistemas defensivos complexos.</text:p>
        </text:list-item>
        <text:list-item>
          <text:p text:style-name="P182">Realizar cálculos precisos de carga e resistência para garantir a segurança de uma estrutura.</text:p>
        </text:list-item>
        <text:list-item>
          <text:p text:style-name="P182">Entender como reparar ou sabotar máquinas e dispositivos tecnológicos ou mágicos.</text:p>
        </text:list-item>
        <text:list-item>
          <text:p text:style-name="P181">Desenvolver soluções criativas para problemas de engenharia em campo, como construir abrigos improvisados ou pontes temporárias.</text:p>
        </text:list-item>
      </text:list>
      <text:p text:style-name="P5"><text:span text:style-name="T10">ASTROLOGIA (SAB) –</text:span><text:span text:style-name="T19"> A perícia de </text:span><text:span text:style-name="Strong_20_Emphasis"><text:span text:style-name="T19">Astrologia</text:span></text:span><text:span text:style-name="T19"> envolve o estudo das estrelas, planetas e constelações, bem como suas influências nas vidas e nos destinos das pessoas. Personagens com essa perícia são capazes de fazer previsões, ler o destino ou interpretar os sinais do cosmos. A prática da Astrologia pode envolver o uso de mapas celestiais, a análise de ciclos astrais ou a leitura de horóscopos para prever eventos futuros ou entender influências sobrenaturais no mundo. Além de prever o futuro, a perícia pode ser usada para guiar decisões importantes ou identificar momentos auspiciosos para ações específicas.</text:span></text:p>
      <text:p text:style-name="Text_20_body"><text:span text:style-name="Strong_20_Emphasis">Usos Comuns:</text:span></text:p>
      <text:list text:style-name="L80">
        <text:list-item>
          <text:p text:style-name="P184">Ler mapas estelares e entender o movimento dos corpos celestiais.</text:p>
        </text:list-item>
        <text:list-item>
          <text:p text:style-name="P184">Fazer previsões sobre o futuro com base em alinhamentos astrais, ciclos lunares ou constelações.</text:p>
        </text:list-item>
        <text:list-item>
          <text:p text:style-name="P184">Determinar influências astrológicas sobre eventos, como bons presságios ou advertências de catástrofes.</text:p>
        </text:list-item>
        <text:list-item>
          <text:p text:style-name="P184">Interpretar horóscopos e prever o destino de indivíduos ou eventos com base em seus signos e estrelas regentes.</text:p>
        </text:list-item>
        <text:list-item>
          <text:p text:style-name="P183">Realizar rituais astrológicos, como alinhamentos planetários para fortalecer magia ou invocar forças cósmicas.</text:p>
        </text:list-item>
      </text:list>
      <text:p text:style-name="P5"/>
      <text:p text:style-name="P4"><text:span text:style-name="T10">MEDICINA (SAB OU INT) –</text:span><text:span text:style-name="T19"> A perícia de </text:span><text:span text:style-name="Strong_20_Emphasis"><text:span text:style-name="T19">Medicina</text:span></text:span><text:span text:style-name="T19"> representa o conhecimento das práticas médicas e de cura, incluindo diagnóstico, tratamento de doenças, ferimentos e envenenamentos, e a realização de cirurgias simples. Envolve o uso de técnicas médicas tradicionais, bem como o uso de magia ou itens místicos para curar. Um personagem com essa perícia pode estabilizar feridos, tratar infecções, realizar diagnósticos precisos e aplicar cuidados de longo prazo para recuperação. Dependendo da especialização, a Medicina pode abranger desde primeiros socorros até procedimentos mais complexos como suturas, amputações ou mesmo o tratamento de doenças raras.</text:span></text:p>
      <text:p text:style-name="Text_20_body"><text:span text:style-name="Strong_20_Emphasis">Usos Comuns:</text:span></text:p>
      <text:list text:style-name="L81">
        <text:list-item>
          <text:p text:style-name="P186">Diagnosticar doenças, ferimentos ou condições que afetam a saúde de uma pessoa ou criatura.</text:p>
        </text:list-item>
        <text:list-item>
          <text:p text:style-name="P186">Estabilizar um personagem ferido e evitar que ele morra em combate ou após um acidente.</text:p>
        </text:list-item>
        <text:list-item>
          <text:p text:style-name="P186">Realizar tratamentos para curar infecções, envenenamentos e outras doenças, seja com remédios ou práticas manuais.</text:p>
        </text:list-item>
        <text:list-item>
          <text:p text:style-name="P186">Executar cirurgias simples ou complexas, dependendo da situação e dos recursos disponíveis.</text:p>
        </text:list-item>
        <text:list-item>
          <text:p text:style-name="P186">Aplicar técnicas de primeiros socorros no campo de batalha, garantindo que um aliado possa se recuperar rapidamente.</text:p>
        </text:list-item>
        <text:list-item>
          <text:p text:style-name="P185">Fazer curativos, suturas, imobilizações de ossos quebrados ou feridas graves.</text:p>
        </text:list-item>
      </text:list>
      <text:p text:style-name="P19"><text:span text:style-name="T32">Exploração de Pontos Fracos (</text:span><text:span text:style-name="T33">P</text:span><text:span text:style-name="T34">ER</text:span><text:span text:style-name="T32">) –</text:span> A perícia Exploração de Pontos Fracos permite ao personagem identificar e tirar vantagem das vulnerabilidades de seus oponentes, sejam elas físicas, mágicas ou estruturais. Os pontos fracos podem ser Frágeis ou Rígidos, e o conhecimento sobre como detectar e explorar essas áreas pode transformar um simples golpe em um ataque devastador. A perícia envolve tanto a observação detalhada do comportamento ou composição do alvo quanto a experiência necessária para explorar essas fraquezas de maneira eficaz.</text:p>
      <text:p text:style-name="P20"><text:span text:style-name="Strong_20_Emphasis">Usos Comuns:</text:span></text:p>
      <text:list text:style-name="L82">
        <text:list-item>
          <text:p text:style-name="P187"><text:span text:style-name="Strong_20_Emphasis"><text:span text:style-name="T38">Um jogador enfrenta um gigante com um ponto fraco rígido nas articulações. Após passar 3 turnos alternando entre análise e ataque, ele realiza um teste de Percepção </text:span></text:span><text:span text:style-name="Strong_20_Emphasis"><text:span text:style-name="T39">+ Exploração de Pontos Fracos,</text:span></text:span><text:span text:style-name="Strong_20_Emphasis"><text:span text:style-name="T38"> bem-sucedido e descobre o ponto fraco. Agora, seus ataques direcionados às articulações causam dano extra, conforme descrito na ficha do gigante.</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office:font-face-decls>
  <office:styles>
    <draw:fill-image draw:name="TemplatesPB" xlink:href="Pictures/10000000000003E800000587D810758411371EDA.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pt" fo:country="B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23cm" fo:margin-bottom="0.423cm" style:contextual-spacing="false" fo:text-align="justify" style:justify-single-word="false" fo:orphans="0" fo:widows="0" style:page-number="auto" style:writing-mode="lr-tb"/>
      <style:text-properties style:use-window-font-color="true" loext:opacity="0%" style:font-name="Open Sans" fo:font-family="'Open Sans'" style:font-style-name="Regular" style:font-family-generic="swiss" style:font-pitch="variable" fo:font-size="11pt" style:letter-kerning="true" style:font-name-asian="SimSun" style:font-family-asian="SimSun, 'Droid Sans Fallback'" style:font-size-asian="12pt" style:language-asian="zh" style:country-asian="CN" style:font-name-complex="Arial" style:font-family-complex="Arial" style:font-family-generic-complex="swiss"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style:contextual-spacing="false" fo:line-height="100%" fo:text-align="start" style:justify-single-word="false" fo:keep-together="always" style:page-number="auto" fo:keep-with-next="always"/>
      <style:text-properties fo:text-transform="uppercase" fo:color="#c9211e" loext:opacity="100%" style:font-name="Jura" fo:font-family="Jura" fo:font-size="20pt" fo:font-weight="bold" style:letter-kerning="true" style:font-size-asian="25pt" style:font-weight-asian="bold" style:font-name-complex="Jura" style:font-family-complex="Jura"/>
    </style:style>
    <style:style style:name="Heading_20_2" style:display-name="Heading 2" style:family="paragraph" style:parent-style-name="Standard" style:next-style-name="Standard" style:default-outline-level="2" style:class="text" style:master-page-name="">
      <style:paragraph-properties fo:margin-top="0.423cm" fo:margin-bottom="0.106cm" style:contextual-spacing="false" fo:line-height="100%" fo:text-align="start" style:justify-single-word="false" fo:keep-together="always" style:page-number="auto" fo:padding="0.049cm" fo:border-left="none" fo:border-right="none" fo:border-top="none" fo:border-bottom="1.5pt solid #018882" fo:keep-with-next="always">
        <style:tab-stops/>
      </style:paragraph-properties>
      <style:text-properties fo:text-transform="uppercase" fo:color="#018882" loext:opacity="100%" style:font-name="Jura" fo:font-family="Jura" fo:font-size="16pt" fo:font-weight="bold" style:font-size-asian="20pt" style:font-weight-asian="bold" style:font-name-complex="Jura" style:font-family-complex="Jura"/>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line-height="100%" fo:text-align="start" style:justify-single-word="false" fo:keep-together="always" fo:padding-left="0.141cm" fo:padding-right="0.141cm" fo:padding-top="0.035cm" fo:padding-bottom="0.035cm" fo:border-left="none" fo:border-right="none" fo:border-top="none" fo:border-bottom="1.5pt solid #1c1c1c" fo:keep-with-next="always"/>
      <style:text-properties fo:text-transform="uppercase" fo:color="#111111" loext:opacity="100%" style:font-name="Jura" fo:font-family="Jura" fo:font-size="14pt" fo:font-weight="bold" style:font-size-asian="16pt" style:font-weight-asian="bold" style:font-name-complex="Jura" style:font-family-complex="Jura"/>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style="normal" fo:font-weight="bold" style:font-size-asian="15pt" style:font-style-asian="italic" style:font-weight-asian="bold" style:font-name-complex="Jura" style:font-family-complex="Jura"/>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5pt" fo:font-style="italic" style:font-size-asian="15pt" style:font-style-asian="italic" style:font-name-complex="Jura" style:font-family-complex="Jura"/>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weight="bold" style:font-size-asian="14pt" style:font-weight-asian="bold" style:font-name-complex="Jura" style:font-family-complex="Jura"/>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100%" fo:keep-together="always" fo:keep-with-next="always"/>
      <style:text-properties style:font-name="Arial" fo:font-family="Arial" style:font-family-generic="swiss" fo:font-size="11pt" style:font-size-asian="11pt" style:font-name-complex="Arial" style:font-family-complex="Arial" style:font-family-generic-complex="swiss"/>
    </style:style>
    <style:style style:name="Tabelas" style:family="paragraph" style:parent-style-name="Standard">
      <style:paragraph-properties fo:margin-top="0.212cm" fo:margin-bottom="0.212cm" style:contextual-spacing="false"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margin-top="0.176cm" fo:margin-bottom="0.176cm" style:contextual-spacing="false"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class="html">
      <style:paragraph-properties fo:margin-left="0cm" fo:margin-right="0cm" fo:margin-top="0cm" fo:margin-bottom="0cm" style:contextual-spacing="false" fo:text-indent="0cm" style:auto-text-indent="false"/>
    </style:style>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cm" fo:page-height="29.6cm" style:num-format="1" style:print-orientation="portrait" fo:margin-top="2cm" fo:margin-bottom="1.27cm" fo:margin-left="1.27cm" fo:margin-right="1.27cm" style:writing-mode="lr-tb" style:layout-grid-color="#c0c0c0" style:layout-grid-lines="48" style:layout-grid-base-height="0.506cm" style:layout-grid-ruby-height="0cm" style:layout-grid-mode="none" style:layout-grid-ruby-below="false" style:layout-grid-print="false" style:layout-grid-display="false" style:layout-grid-base-width="0.423cm" style:layout-grid-snap-to="true" draw:fill="bitmap" draw:fill-image-name="TemplatesPB" draw:fill-image-width="100%" draw:fill-image-height="100%" style:repeat="repeat" draw:fill-image-ref-point-x="0%" draw:fill-image-ref-point-y="0%" draw:fill-image-ref-point="center" draw:tile-repeat-offset="0% vertical" style:footnote-max-height="0cm" loext:margin-gutter="0cm">
        <style:background-image xlink:href="Pictures/10000000000003E800000587D810758411371EDA.jpg" xlink:type="simple" xlink:actuate="onLoad"/>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TemplatesPB"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cl</meta:initial-creator>
    <meta:creation-date>2010-05-07T00:11:00</meta:creation-date>
    <dc:date>2024-09-21T14:06:08.639777847</dc:date>
    <meta:editing-cycles>170</meta:editing-cycles>
    <meta:editing-duration>P1DT46M12S</meta:editing-duration>
    <meta:generator>LibreOffice/7.5.3.2$Linux_X86_64 LibreOffice_project/9f56dff12ba03b9acd7730a5a481eea045e468f3</meta:generator>
    <meta:document-statistic meta:table-count="0" meta:image-count="0" meta:object-count="0" meta:page-count="21" meta:paragraph-count="372" meta:word-count="6748" meta:character-count="45102" meta:non-whitespace-character-count="38891"/>
    <meta:user-defined meta:name="KSOProductBuildVer">1046-11.1.0.8865</meta:user-defined>
  </office:meta>
</office:document-meta>
</file>